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nsolas" svg:font-family="Consolas, 'courier new'"/>
    <style:font-face style:name="Merriweather" svg:font-family="Merriweather, Georgia, serif"/>
    <style:font-face style:name="Open Sans" svg:font-family="'Open Sans', Helvetica, Arial, sans-serif"/>
    <style:font-face style:name="OpenSymbol" svg:font-family="OpenSymbol"/>
    <style:font-face style:name="Roboto Mono" svg:font-family="'Roboto Mono', 'Courier New', Courier, monospace"/>
    <style:font-face style:name="Roboto" svg:font-family="Roboto, 'Helvetica Neue', Helvetica, Arial, sans-serif"/>
    <style:font-face style:name="SFMono-Regular" svg:font-family="SFMono-Regular, Menlo, Monaco, Consolas, 'Liberation Mono', 'Courier New',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1" style:family="table">
      <style:table-properties style:width="3.4271in" table:align="left"/>
    </style:style>
    <style:style style:name="Tabla1.A" style:family="table-column">
      <style:table-column-properties style:column-width="1.1382in"/>
    </style:style>
    <style:style style:name="Tabla1.B" style:family="table-column">
      <style:table-column-properties style:column-width="2.2889in"/>
    </style:style>
    <style:style style:name="Tabla1.A1" style:family="table-cell">
      <style:table-cell-properties style:vertical-align="middle" fo:padding="0.0194in" fo:border="none"/>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15%" fo:text-align="start" style:justify-single-word="false"/>
    </style:style>
    <style:style style:name="P3" style:family="paragraph" style:parent-style-name="Standard">
      <style:paragraph-properties fo:line-height="100%" fo:text-align="start" style:justify-single-word="false"/>
      <style:text-properties fo:color="#000000" style:font-name="Arial1" fo:font-size="24pt" fo:font-weight="bold" fo:background-color="transparent" style:font-name-asian="Arial1" style:font-name-complex="Arial1"/>
    </style:style>
    <style:style style:name="P4" style:family="paragraph" style:parent-style-name="Standard">
      <style:paragraph-properties fo:line-height="100%" fo:text-align="start" style:justify-single-word="false"/>
      <style:text-properties fo:color="#000000" style:font-name="Arial1" fo:font-size="10.5pt" fo:font-weight="normal" fo:background-color="transparent" style:font-name-asian="Arial1" style:font-name-complex="Arial1"/>
    </style:style>
    <style:style style:name="P5" style:family="paragraph" style:parent-style-name="Standard">
      <style:paragraph-properties fo:line-height="115%" fo:text-align="start" style:justify-single-word="false"/>
      <style:text-properties fo:color="#000000" style:font-name="Arial1" fo:font-size="10.5pt" fo:font-weight="normal" fo:background-color="transparent" style:font-name-asian="Arial1" style:font-name-complex="Arial1"/>
    </style:style>
    <style:style style:name="P6" style:family="paragraph" style:parent-style-name="Standard">
      <style:paragraph-properties fo:line-height="100%" fo:text-align="start" style:justify-single-word="false"/>
      <style:text-properties fo:color="#000000" style:font-name="Arial1" fo:font-size="10.5pt" style:text-underline-style="solid" style:text-underline-width="auto" style:text-underline-color="font-color" fo:font-weight="bold" style:text-underline-mode="continuous" style:text-overline-mode="continuous" style:text-line-through-mode="continuous" fo:background-color="transparent" style:font-name-asian="Arial1" style:font-name-complex="Arial1"/>
    </style:style>
    <style:style style:name="P7" style:family="paragraph" style:parent-style-name="Standard">
      <style:paragraph-properties fo:line-height="100%" fo:text-align="start" style:justify-single-word="false"/>
      <style:text-properties fo:color="#000000" style:font-name="Arial1" fo:font-size="10.5pt" style:text-underline-style="solid" style:text-underline-width="auto" style:text-underline-color="font-color" fo:font-weight="normal" fo:background-color="transparent" style:font-name-asian="Arial1" style:font-size-asian="12pt" style:font-weight-asian="bold" style:font-name-complex="Arial1" style:font-size-complex="12pt" style:font-weight-complex="bold"/>
    </style:style>
    <style:style style:name="P8" style:family="paragraph" style:parent-style-name="Standard">
      <style:paragraph-properties fo:line-height="100%" fo:text-align="start" style:justify-single-word="false"/>
      <style:text-properties fo:color="#000000" style:font-name="Arial1" fo:font-size="10.5pt" fo:font-weight="bold" fo:background-color="transparent" style:font-name-asian="Arial1" style:font-name-complex="Arial1"/>
    </style:style>
    <style:style style:name="P9" style:family="paragraph" style:parent-style-name="Standard">
      <style:paragraph-properties fo:line-height="100%" fo:text-align="start" style:justify-single-word="false"/>
      <style:text-properties fo:color="#000000" style:font-name="Arial1" fo:font-size="10.5pt" fo:font-style="italic" fo:font-weight="bold" fo:background-color="transparent" style:font-name-asian="Arial1" style:font-name-complex="Arial1"/>
    </style:style>
    <style:style style:name="P10" style:family="paragraph" style:parent-style-name="Standard">
      <style:paragraph-properties fo:line-height="100%" fo:text-align="start" style:justify-single-word="false"/>
      <style:text-properties fo:color="#000000" style:font-name="Arial1" fo:font-size="10.5pt" fo:font-style="italic" fo:font-weight="bold" fo:background-color="transparent" style:font-name-asian="Arial1" style:font-style-asian="italic" style:font-weight-asian="bold" style:font-name-complex="Arial1" style:font-style-complex="italic" style:font-weight-complex="bold"/>
    </style:style>
    <style:style style:name="P11" style:family="paragraph" style:parent-style-name="Standard">
      <style:paragraph-properties fo:line-height="100%" fo:text-align="start" style:justify-single-word="false"/>
      <style:text-properties fo:color="#000000" style:font-name="Arial1" fo:font-size="10.5pt" fo:font-style="italic" fo:font-weight="normal" fo:background-color="transparent" style:font-name-asian="Arial1" style:font-name-complex="Arial1"/>
    </style:style>
    <style:style style:name="P12" style:family="paragraph" style:parent-style-name="Standard">
      <style:paragraph-properties fo:line-height="100%" fo:text-align="start" style:justify-single-word="false"/>
      <style:text-properties fo:color="#000000" style:font-name="Arial1" fo:font-size="10.5pt" style:text-underline-style="none" fo:font-weight="normal" style:text-underline-mode="continuous" style:text-overline-mode="continuous" style:text-line-through-mode="continuous" fo:background-color="transparent" style:font-name-asian="Arial1" style:font-weight-asian="normal" style:font-name-complex="Arial1" style:font-weight-complex="normal"/>
    </style:style>
    <style:style style:name="P13" style:family="paragraph" style:parent-style-name="Standard">
      <style:paragraph-properties fo:line-height="100%" fo:text-align="start" style:justify-single-word="false"/>
      <style:text-properties fo:color="#000000" style:font-name="Arial1" fo:font-size="10.5pt" style:text-underline-style="none" fo:font-weight="bold" style:text-underline-mode="continuous" style:text-overline-mode="continuous" style:text-line-through-mode="continuous" fo:background-color="transparent" style:font-name-asian="Arial1" style:font-name-complex="Arial1"/>
    </style:style>
    <style:style style:name="P14" style:family="paragraph" style:parent-style-name="Standard">
      <style:paragraph-properties fo:line-height="100%" fo:text-align="start" style:justify-single-word="false"/>
      <style:text-properties fo:color="#000000" style:font-name="Arial1" fo:font-size="10.5pt" fo:font-style="normal" fo:font-weight="normal" fo:background-color="transparent" style:font-name-asian="Arial1" style:font-style-asian="normal" style:font-weight-asian="normal" style:font-name-complex="Arial1" style:font-style-complex="normal" style:font-weight-complex="normal"/>
    </style:style>
    <style:style style:name="P15" style:family="paragraph" style:parent-style-name="Standard">
      <style:paragraph-properties fo:line-height="100%" fo:text-align="start" style:justify-single-word="false"/>
      <style:text-properties fo:color="#000000" style:font-name="Arial1" fo:font-size="12pt" fo:font-weight="normal" fo:background-color="transparent" style:font-name-asian="Arial1" style:font-size-asian="12pt" style:font-name-complex="Arial1" style:font-size-complex="12pt"/>
    </style:style>
    <style:style style:name="P16" style:family="paragraph" style:parent-style-name="Standard">
      <style:paragraph-properties fo:line-height="100%" fo:text-align="start" style:justify-single-word="false"/>
      <style:text-properties fo:color="#000000" style:font-name="Arial1" fo:font-size="12pt" fo:font-weight="bold" fo:background-color="transparent" style:font-name-asian="Arial1" style:font-size-asian="12pt" style:font-name-complex="Arial1" style:font-size-complex="12pt"/>
    </style:style>
    <style:style style:name="P17" style:family="paragraph" style:parent-style-name="Standard">
      <style:paragraph-properties fo:line-height="100%" fo:text-align="start" style:justify-single-word="false"/>
      <style:text-properties fo:color="#000000" style:font-name="Arial1" fo:font-size="13pt" fo:font-weight="bold" fo:background-color="transparent" style:font-name-asian="Arial1" style:font-size-asian="13pt" style:font-name-complex="Arial1" style:font-size-complex="13pt"/>
    </style:style>
    <style:style style:name="P18" style:family="paragraph" style:parent-style-name="Standard">
      <style:paragraph-properties fo:line-height="100%" fo:text-align="start" style:justify-single-word="false"/>
      <style:text-properties style:use-window-font-color="true" style:font-name="Arial1" fo:font-size="11pt" fo:font-weight="normal" fo:background-color="transparent" style:font-name-asian="Arial1" style:font-name-complex="Arial1"/>
    </style:style>
    <style:style style:name="P19" style:family="paragraph" style:parent-style-name="Standard">
      <style:paragraph-properties fo:line-height="115%" fo:text-align="start" style:justify-single-word="false"/>
      <style:text-properties style:use-window-font-color="true" style:font-name="Arial1" fo:font-size="11pt" fo:font-weight="normal" fo:background-color="transparent" style:font-name-asian="Arial1" style:font-name-complex="Arial1"/>
    </style:style>
    <style:style style:name="P20" style:family="paragraph" style:parent-style-name="Standard">
      <style:paragraph-properties fo:line-height="100%" fo:text-align="start" style:justify-single-word="false"/>
      <style:text-properties fo:color="#0084d1" style:font-name="Arial1" fo:font-size="12pt" fo:font-weight="bold" fo:background-color="transparent" style:font-name-asian="Arial1" style:font-size-asian="12pt" style:font-name-complex="Arial1" style:font-size-complex="12pt"/>
    </style:style>
    <style:style style:name="P21" style:family="paragraph" style:parent-style-name="Standard">
      <style:paragraph-properties fo:line-height="100%" fo:text-align="start" style:justify-single-word="false"/>
      <style:text-properties fo:color="#0084d1" style:font-name="Arial1" fo:font-size="12pt" fo:font-weight="bold" fo:background-color="transparent" style:font-name-asian="Arial1" style:font-size-asian="12pt" style:font-weight-asian="bold" style:font-name-complex="Arial1" style:font-size-complex="12pt" style:font-weight-complex="bold"/>
    </style:style>
    <style:style style:name="P22" style:family="paragraph" style:parent-style-name="Standard">
      <style:paragraph-properties fo:line-height="100%" fo:text-align="start" style:justify-single-word="false"/>
      <style:text-properties fo:color="#0084d1" style:font-name="Arial1" fo:font-size="12pt" style:text-underline-style="solid" style:text-underline-width="auto" style:text-underline-color="font-color" fo:font-weight="bold" style:text-underline-mode="continuous" style:text-overline-mode="continuous" style:text-line-through-mode="continuous" fo:background-color="transparent" style:font-name-asian="Arial1" style:font-size-asian="12pt" style:font-name-complex="Arial1" style:font-size-complex="12pt"/>
    </style:style>
    <style:style style:name="P23" style:family="paragraph" style:parent-style-name="Standard">
      <style:paragraph-properties fo:line-height="100%" fo:text-align="start" style:justify-single-word="false"/>
      <style:text-properties fo:color="#0084d1" style:font-name="Arial1" fo:font-size="12pt" style:text-underline-style="solid" style:text-underline-width="auto" style:text-underline-color="font-color" fo:font-weight="bold" style:text-underline-mode="continuous" style:text-overline-mode="continuous" style:text-line-through-mode="continuous" fo:background-color="transparent" style:font-name-asian="Arial1" style:font-size-asian="12pt" style:font-weight-asian="bold" style:font-name-complex="Arial1" style:font-size-complex="12pt" style:font-weight-complex="bold"/>
    </style:style>
    <style:style style:name="P24" style:family="paragraph" style:parent-style-name="Standard">
      <style:paragraph-properties fo:line-height="100%" fo:text-align="start" style:justify-single-word="false"/>
      <style:text-properties fo:color="#0084d1" style:font-name="Arial1" fo:font-size="12pt" style:text-underline-style="none" fo:font-weight="bold" style:text-underline-mode="continuous" style:text-overline-mode="continuous" style:text-line-through-mode="continuous" fo:background-color="transparent" style:font-name-asian="Arial1" style:font-size-asian="12pt" style:font-weight-asian="bold" style:font-name-complex="Arial1" style:font-size-complex="12pt" style:font-weight-complex="bold"/>
    </style:style>
    <style:style style:name="P25" style:family="paragraph" style:parent-style-name="Standard">
      <style:paragraph-properties fo:line-height="100%" fo:text-align="start" style:justify-single-word="false"/>
      <style:text-properties fo:color="#0084d1" style:font-name="Arial1" fo:font-size="12pt" fo:font-weight="normal" fo:background-color="transparent" style:font-name-asian="Arial1" style:font-size-asian="12pt" style:font-name-complex="Arial1" style:font-size-complex="12pt"/>
    </style:style>
    <style:style style:name="P26" style:family="paragraph" style:parent-style-name="Standard">
      <style:paragraph-properties fo:line-height="100%" fo:text-align="start" style:justify-single-word="false"/>
      <style:text-properties fo:color="#0084d1" style:font-name="Arial1" fo:font-size="10.5pt" fo:font-weight="bold" fo:background-color="transparent" style:font-name-asian="Arial1" style:font-weight-asian="bold" style:font-name-complex="Arial1" style:font-weight-complex="bold"/>
    </style:style>
    <style:style style:name="P27" style:family="paragraph" style:parent-style-name="Standard">
      <style:paragraph-properties fo:line-height="100%" fo:text-align="start" style:justify-single-word="false"/>
      <style:text-properties fo:color="#0084d1" style:font-name="Arial1" fo:font-size="10.5pt" fo:font-weight="normal" fo:background-color="transparent" style:font-name-asian="Arial1" style:font-name-complex="Arial1"/>
    </style:style>
    <style:style style:name="P28" style:family="paragraph" style:parent-style-name="Standard">
      <style:paragraph-properties fo:line-height="100%" fo:text-align="start" style:justify-single-word="false"/>
      <style:text-properties fo:color="#0084d1" fo:font-size="12pt" fo:font-weight="bold" style:font-size-asian="12pt" style:font-weight-asian="bold" style:font-size-complex="12pt" style:font-weight-complex="bold"/>
    </style:style>
    <style:style style:name="P29" style:family="paragraph" style:parent-style-name="Standard">
      <style:paragraph-properties fo:line-height="100%" fo:text-align="start" style:justify-single-word="false"/>
      <style:text-properties fo:color="#111111" style:font-name="Arial" fo:font-size="12pt" fo:font-weight="normal" style:font-size-asian="12pt" style:font-weight-asian="normal" style:font-size-complex="12pt" style:font-weight-complex="normal"/>
    </style:style>
    <style:style style:name="P30" style:family="paragraph" style:parent-style-name="Standard">
      <style:paragraph-properties fo:line-height="100%" fo:text-align="start" style:justify-single-word="false"/>
      <style:text-properties fo:color="#1c1c1c" style:font-name="Arial1" fo:font-size="12pt" fo:font-weight="normal" fo:background-color="transparent" style:font-name-asian="Arial1" style:font-size-asian="12pt" style:font-name-complex="Arial1" style:font-size-complex="12pt"/>
    </style:style>
    <style:style style:name="P31" style:family="paragraph" style:parent-style-name="Standard">
      <style:paragraph-properties fo:line-height="100%" fo:text-align="start" style:justify-single-word="false"/>
      <style:text-properties fo:color="#1c1c1c" style:font-name="Arial1" fo:font-size="10.5pt" fo:font-weight="normal" fo:background-color="transparent" style:font-name-asian="Arial1" style:font-size-asian="10.5pt" style:font-name-complex="Arial1" style:font-size-complex="10.5pt"/>
    </style:style>
    <style:style style:name="P32" style:family="paragraph" style:parent-style-name="Standard">
      <style:paragraph-properties fo:line-height="100%" fo:text-align="start" style:justify-single-word="false"/>
      <style:text-properties fo:color="#1c1c1c" style:font-name="Arial" fo:font-size="12pt" style:text-underline-style="none" fo:font-weight="normal" style:text-underline-mode="continuous" style:text-overline-mode="continuous" style:text-line-through-mode="continuous" fo:background-color="transparent" style:font-name-asian="Arial1" style:font-size-asian="12pt" style:font-weight-asian="normal" style:font-name-complex="Arial1" style:font-size-complex="12pt" style:font-weight-complex="normal"/>
    </style:style>
    <style:style style:name="P33" style:family="paragraph" style:parent-style-name="Standard">
      <style:paragraph-properties fo:line-height="100%" fo:text-align="start" style:justify-single-word="false"/>
      <style:text-properties fo:color="#1c1c1c" style:font-name="Arial" fo:font-size="12pt" style:text-underline-style="none" fo:font-weight="bold" style:text-underline-mode="continuous" style:text-overline-mode="continuous" style:text-line-through-mode="continuous" fo:background-color="transparent" style:font-name-asian="Arial1" style:font-size-asian="12pt" style:font-weight-asian="bold" style:font-name-complex="Arial1" style:font-size-complex="12pt" style:font-weight-complex="bold"/>
    </style:style>
    <style:style style:name="P34" style:family="paragraph" style:parent-style-name="Standard">
      <style:paragraph-properties fo:margin-left="0.4925in" fo:margin-right="0in" fo:line-height="100%" fo:text-align="start" style:justify-single-word="false" fo:text-indent="0in" style:auto-text-indent="false"/>
    </style:style>
    <style:style style:name="P35" style:family="paragraph" style:parent-style-name="Standard">
      <style:paragraph-properties fo:margin-left="0.4925in" fo:margin-right="0in" fo:line-height="100%" fo:text-align="start" style:justify-single-word="false" fo:text-indent="0in" style:auto-text-indent="false"/>
      <style:text-properties fo:color="#000000" style:font-name="Arial1" fo:font-size="10.5pt" fo:font-weight="normal" fo:background-color="transparent" style:font-name-asian="Arial1" style:font-name-complex="Arial1"/>
    </style:style>
    <style:style style:name="P36" style:family="paragraph" style:parent-style-name="Standard">
      <style:paragraph-properties fo:margin-left="0.4925in" fo:margin-right="0in" fo:line-height="100%" fo:text-align="start" style:justify-single-word="false" fo:text-indent="0in" style:auto-text-indent="false"/>
      <style:text-properties fo:color="#000000" style:font-name="Arial1" fo:font-size="10.5pt" fo:font-weight="normal" fo:background-color="transparent" style:font-name-asian="Arial1" style:font-weight-asian="normal" style:font-name-complex="Arial1" style:font-weight-complex="normal"/>
    </style:style>
    <style:style style:name="P37" style:family="paragraph" style:parent-style-name="Standard">
      <style:paragraph-properties fo:margin-left="0.4925in" fo:margin-right="0in" fo:line-height="100%" fo:text-align="start" style:justify-single-word="false" fo:text-indent="0in" style:auto-text-indent="false"/>
      <style:text-properties fo:color="#000000" style:font-name="Arial1" fo:font-size="10.5pt" fo:font-weight="normal" fo:background-color="transparent" style:font-name-asian="Arial1" style:font-size-asian="10.5pt" style:font-name-complex="Arial1" style:font-size-complex="10.5pt"/>
    </style:style>
    <style:style style:name="P38" style:family="paragraph" style:parent-style-name="Standard">
      <style:paragraph-properties fo:margin-left="0.4925in" fo:margin-right="0in" fo:line-height="100%" fo:text-align="start" style:justify-single-word="false" fo:text-indent="0in" style:auto-text-indent="false"/>
      <style:text-properties fo:color="#000000" style:font-name="Arial1" fo:font-size="10.5pt" fo:font-weight="bold" fo:background-color="transparent" style:font-name-asian="Arial1" style:font-name-complex="Arial1"/>
    </style:style>
    <style:style style:name="P39" style:family="paragraph" style:parent-style-name="Standard">
      <style:paragraph-properties fo:margin-left="0.4925in" fo:margin-right="0in" fo:line-height="100%" fo:text-align="start" style:justify-single-word="false" fo:text-indent="0in" style:auto-text-indent="false"/>
      <style:text-properties fo:color="#000000" style:font-name="Arial1" fo:font-size="10.5pt" style:text-underline-style="solid" style:text-underline-width="auto" style:text-underline-color="font-color" fo:font-weight="bold" style:text-underline-mode="continuous" style:text-overline-mode="continuous" style:text-line-through-mode="continuous" fo:background-color="transparent" style:font-name-asian="Arial1" style:font-name-complex="Arial1"/>
    </style:style>
    <style:style style:name="P40" style:family="paragraph" style:parent-style-name="Standard">
      <style:paragraph-properties fo:margin-left="0.4925in" fo:margin-right="0in" fo:line-height="100%" fo:text-align="start" style:justify-single-word="false" fo:text-indent="0in" style:auto-text-indent="false"/>
      <style:text-properties fo:color="#000000" style:font-name="Arial1" fo:font-size="9pt" fo:font-weight="normal" fo:background-color="transparent" style:font-name-asian="Arial1" style:font-name-complex="Arial1"/>
    </style:style>
    <style:style style:name="P41" style:family="paragraph" style:parent-style-name="Standard">
      <style:paragraph-properties fo:margin-left="0.4925in" fo:margin-right="0in" fo:line-height="100%" fo:text-align="start" style:justify-single-word="false" fo:text-indent="0in" style:auto-text-indent="false"/>
      <style:text-properties style:use-window-font-color="true" style:font-name="Arial1" fo:font-size="11pt" fo:font-weight="normal" fo:background-color="transparent" style:font-name-asian="Arial1" style:font-name-complex="Arial1"/>
    </style:style>
    <style:style style:name="P42" style:family="paragraph" style:parent-style-name="Standard">
      <style:paragraph-properties fo:margin-left="0.4925in" fo:margin-right="0in" fo:line-height="100%" fo:text-align="start" style:justify-single-word="false" fo:text-indent="0in" style:auto-text-indent="false"/>
      <style:text-properties style:use-window-font-color="true" style:font-name="Arial1" fo:font-size="11pt" style:text-underline-style="solid" style:text-underline-width="auto" style:text-underline-color="font-color" fo:font-weight="normal" fo:background-color="transparent" style:font-name-asian="Arial1" style:font-name-complex="Arial1"/>
    </style:style>
    <style:style style:name="P43" style:family="paragraph" style:parent-style-name="Standard">
      <style:paragraph-properties fo:margin-left="0.4925in" fo:margin-right="0in" fo:line-height="100%" fo:text-align="start" style:justify-single-word="false" fo:text-indent="0in" style:auto-text-indent="false"/>
      <style:text-properties style:use-window-font-color="true" style:font-name="Arial1" fo:font-size="10.5pt" fo:font-weight="normal" fo:background-color="transparent" style:font-name-asian="Arial1" style:font-size-asian="10.5pt" style:font-name-complex="Arial1" style:font-size-complex="10.5pt"/>
    </style:style>
    <style:style style:name="P44" style:family="paragraph" style:parent-style-name="Standard">
      <style:paragraph-properties fo:margin-left="0.4925in" fo:margin-right="0in" fo:line-height="100%" fo:text-align="start" style:justify-single-word="false" fo:text-indent="0in" style:auto-text-indent="false"/>
      <style:text-properties fo:color="#0084d1" style:font-name="Arial1" fo:font-size="12pt" fo:font-weight="bold" fo:background-color="transparent" style:font-name-asian="Arial1" style:font-size-asian="12pt" style:font-name-complex="Arial1" style:font-size-complex="12pt"/>
    </style:style>
    <style:style style:name="P45" style:family="paragraph" style:parent-style-name="Standard">
      <style:paragraph-properties fo:margin-left="0.4925in" fo:margin-right="0in" fo:line-height="100%" fo:text-align="start" style:justify-single-word="false" fo:text-indent="0in" style:auto-text-indent="false"/>
      <style:text-properties fo:color="#0084d1" style:font-name="Arial1" fo:font-size="12pt" style:text-underline-style="solid" style:text-underline-width="auto" style:text-underline-color="font-color" fo:font-weight="bold" style:text-underline-mode="continuous" style:text-overline-mode="continuous" style:text-line-through-mode="continuous" fo:background-color="transparent" style:font-name-asian="Arial1" style:font-size-asian="12pt" style:font-name-complex="Arial1" style:font-size-complex="12pt"/>
    </style:style>
    <style:style style:name="P46" style:family="paragraph" style:parent-style-name="Standard">
      <style:paragraph-properties fo:margin-top="0in" fo:margin-bottom="0.1965in" fo:line-height="100%" fo:text-align="start" style:justify-single-word="false"/>
      <style:text-properties fo:color="#000000" style:font-name="Arial1" fo:font-size="10.5pt" fo:font-weight="normal" fo:background-color="transparent" style:font-name-asian="Arial1" style:font-name-complex="Arial1"/>
    </style:style>
    <style:style style:name="P47" style:family="paragraph" style:parent-style-name="Preformatted_20_Text">
      <style:paragraph-properties fo:margin-top="0in" fo:margin-bottom="0.1965in" fo:line-height="200%" fo:text-align="start" style:justify-single-word="false" fo:orphans="2" fo:widows="2" fo:background-color="#ffffff" fo:padding="0in" fo:border="none">
        <style:background-image/>
      </style:paragraph-properties>
      <style:text-properties fo:color="#24292e" style:font-name="SFMono-Regular" fo:font-size="10.5pt" fo:font-weight="normal"/>
    </style:style>
    <style:style style:name="P48" style:family="paragraph" style:parent-style-name="Standard">
      <style:paragraph-properties fo:margin-left="0in" fo:margin-right="0in" fo:line-height="100%" fo:text-align="start" style:justify-single-word="false" fo:text-indent="0in" style:auto-text-indent="false"/>
      <style:text-properties fo:color="#000000" style:font-name="Arial1" fo:font-size="10.5pt" fo:font-weight="normal" fo:background-color="transparent" style:font-name-asian="Arial1" style:font-name-complex="Arial1"/>
    </style:style>
    <style:style style:name="P49" style:family="paragraph" style:parent-style-name="Preformatted_20_Text">
      <style:paragraph-properties fo:margin-left="0in" fo:margin-right="0in" fo:orphans="2" fo:widows="2" fo:text-indent="0in" style:auto-text-indent="false"/>
      <style:text-properties fo:font-variant="normal" fo:text-transform="none" fo:color="#37474f" style:font-name="Roboto Mono" fo:font-size="11.25pt" fo:letter-spacing="normal" fo:font-style="normal" fo:font-weight="normal" style:font-size-asian="10.5pt" style:font-size-complex="10.5pt"/>
    </style:style>
    <style:style style:name="P50" style:family="paragraph" style:parent-style-name="Preformatted_20_Text">
      <style:paragraph-properties fo:margin-left="0in" fo:margin-right="0in" fo:line-height="200%" fo:text-align="start" style:justify-single-word="false" fo:orphans="2" fo:widows="2" fo:text-indent="0in" style:auto-text-indent="false" fo:background-color="#ffffff" fo:padding="0in" fo:border="none">
        <style:background-image/>
      </style:paragraph-properties>
      <style:text-properties fo:font-variant="normal" fo:text-transform="none" fo:color="#24292e" style:font-name="SFMono-Regular" fo:font-size="10.5pt" fo:letter-spacing="normal" fo:font-style="normal" fo:font-weight="normal"/>
    </style:style>
    <style:style style:name="P51" style:family="paragraph" style:parent-style-name="Text_20_body">
      <style:paragraph-properties fo:margin-left="0in" fo:margin-right="0in" fo:line-height="100%" fo:text-align="start" style:justify-single-word="false" fo:text-indent="0in" style:auto-text-indent="false"/>
    </style:style>
    <style:style style:name="P52" style:family="paragraph" style:parent-style-name="Text_20_body">
      <style:paragraph-properties fo:margin-left="0in" fo:margin-right="0in" fo:orphans="2" fo:widows="2" fo:text-indent="0in" style:auto-text-indent="false"/>
      <style:text-properties fo:font-variant="normal" fo:text-transform="none" style:font-name="Arial" fo:font-size="10.5pt" fo:letter-spacing="normal" fo:font-style="normal" fo:font-weight="normal" style:font-size-asian="10.5pt" style:font-size-complex="10.5pt"/>
    </style:style>
    <style:style style:name="P53" style:family="paragraph" style:parent-style-name="Text_20_body">
      <style:paragraph-properties fo:margin-left="0in" fo:margin-right="0in" fo:orphans="2" fo:widows="2" fo:text-indent="0in" style:auto-text-indent="false"/>
    </style:style>
    <style:style style:name="P54" style:family="paragraph" style:parent-style-name="Text_20_body">
      <style:paragraph-properties fo:margin-left="0in" fo:margin-right="0in" fo:orphans="2" fo:widows="2" fo:text-indent="0in" style:auto-text-indent="false"/>
      <style:text-properties fo:color="#1c1c1c" style:font-name="Arial1" fo:font-size="12pt" style:text-underline-style="solid" style:text-underline-width="auto" style:text-underline-color="font-color" fo:font-weight="normal" fo:background-color="transparent" style:font-name-asian="Arial1" style:font-size-asian="12pt" style:font-name-complex="Arial1" style:font-size-complex="12pt"/>
    </style:style>
    <style:style style:name="P55" style:family="paragraph" style:parent-style-name="Text_20_body">
      <style:paragraph-properties fo:margin-left="0in" fo:margin-right="0in" fo:orphans="2" fo:widows="2" fo:text-indent="0in" style:auto-text-indent="false" fo:padding-left="0in" fo:padding-right="0in" fo:padding-top="0in" fo:padding-bottom="0.0193in" fo:border-left="none" fo:border-right="none" fo:border-top="none" fo:border-bottom="0.0008in solid #004b6b"/>
    </style:style>
    <style:style style:name="P56" style:family="paragraph" style:parent-style-name="Table_20_Contents">
      <style:paragraph-properties fo:text-align="start" style:justify-single-word="false" fo:padding="0in" fo:border="none"/>
    </style:style>
    <style:style style:name="P57" style:family="paragraph" style:parent-style-name="Preformatted_20_Text">
      <style:paragraph-properties fo:line-height="100%" fo:text-align="start" style:justify-single-word="false"/>
      <style:text-properties fo:font-variant="normal" fo:text-transform="none" fo:color="#37474f" style:font-name="Roboto Mono" fo:font-size="11.25pt" fo:letter-spacing="normal" fo:font-style="normal" style:text-underline-style="none" fo:font-weight="normal" style:text-underline-mode="continuous" style:text-overline-mode="continuous" style:text-line-through-mode="continuous" fo:background-color="transparent" style:font-name-asian="Arial1" style:font-size-asian="12pt" style:font-weight-asian="bold" style:font-name-complex="Arial1" style:font-size-complex="12pt" style:font-weight-complex="bold"/>
    </style:style>
    <style:style style:name="P58" style:family="paragraph" style:parent-style-name="Preformatted_20_Text">
      <style:paragraph-properties fo:line-height="100%" fo:text-align="start" style:justify-single-word="false"/>
      <style:text-properties fo:font-variant="normal" fo:text-transform="none" fo:color="#37474f" style:font-name="Arial" fo:font-size="11.25pt" fo:letter-spacing="normal" fo:font-style="normal" style:text-underline-style="none" fo:font-weight="normal" style:text-underline-mode="continuous" style:text-overline-mode="continuous" style:text-line-through-mode="continuous" fo:background-color="transparent" style:font-name-asian="Arial1" style:font-size-asian="12pt" style:font-weight-asian="normal" style:font-name-complex="Arial1" style:font-size-complex="12pt" style:font-weight-complex="normal"/>
    </style:style>
    <style:style style:name="P59" style:family="paragraph" style:parent-style-name="Preformatted_20_Text">
      <style:paragraph-properties fo:line-height="100%" fo:text-align="start" style:justify-single-word="false"/>
      <style:text-properties fo:font-variant="normal" fo:text-transform="none" fo:color="#37474f" style:font-name="Arial" fo:font-size="10.5pt" fo:letter-spacing="normal" fo:font-style="normal" fo:font-weight="normal" fo:background-color="transparent" style:font-name-asian="Arial1" style:font-size-asian="10.5pt" style:font-name-complex="Arial1" style:font-size-complex="10.5pt"/>
    </style:style>
    <style:style style:name="P60" style:family="paragraph" style:parent-style-name="Preformatted_20_Text">
      <style:paragraph-properties fo:margin-top="0in" fo:margin-bottom="0in" fo:line-height="140%" fo:orphans="2" fo:widows="2" fo:background-color="transparent">
        <style:background-image/>
      </style:paragraph-properties>
      <style:text-properties fo:font-variant="normal" fo:text-transform="none" fo:color="#37474f" fo:letter-spacing="normal"/>
    </style:style>
    <style:style style:name="P61" style:family="paragraph" style:parent-style-name="Preformatted_20_Text">
      <style:paragraph-properties fo:margin-top="0in" fo:margin-bottom="0in" fo:line-height="140%" fo:orphans="2" fo:widows="2" fo:background-color="transparent">
        <style:background-image/>
      </style:paragraph-properties>
      <style:text-properties fo:font-variant="normal" fo:text-transform="none" fo:color="#37474f" style:font-name="Roboto Mono" fo:font-size="11.25pt" fo:letter-spacing="normal" fo:font-style="normal" fo:font-weight="normal"/>
    </style:style>
    <style:style style:name="P62" style:family="paragraph" style:parent-style-name="Preformatted_20_Text">
      <style:paragraph-properties fo:margin-top="0in" fo:margin-bottom="0in" fo:line-height="140%" fo:orphans="2" fo:widows="2" fo:background-color="transparent">
        <style:background-image/>
      </style:paragraph-properties>
      <style:text-properties fo:font-variant="normal" fo:text-transform="none" fo:color="#37474f" style:font-name="Arial" fo:letter-spacing="normal"/>
    </style:style>
    <style:style style:name="P63" style:family="paragraph" style:parent-style-name="Preformatted_20_Text">
      <style:paragraph-properties fo:margin-top="0in" fo:margin-bottom="0in" fo:line-height="140%" fo:orphans="2" fo:widows="2" fo:background-color="transparent">
        <style:background-image/>
      </style:paragraph-properties>
      <style:text-properties fo:font-variant="normal" fo:text-transform="none" fo:color="#37474f" style:font-name="Arial" fo:font-size="11.25pt" fo:letter-spacing="normal" fo:font-style="normal" fo:font-weight="normal"/>
    </style:style>
    <style:style style:name="P64" style:family="paragraph" style:parent-style-name="Preformatted_20_Text">
      <style:paragraph-properties fo:margin-top="0in" fo:margin-bottom="0in" fo:line-height="140%" fo:orphans="2" fo:widows="2" fo:background-color="transparent">
        <style:background-image/>
      </style:paragraph-properties>
      <style:text-properties fo:font-variant="normal" fo:text-transform="none" fo:color="#37474f" style:font-name="Arial" fo:font-size="11.25pt" fo:letter-spacing="normal" fo:font-style="normal" fo:font-weight="normal" style:font-size-asian="10.5pt" style:font-size-complex="10.5pt"/>
    </style:style>
    <style:style style:name="P65" style:family="paragraph" style:parent-style-name="Preformatted_20_Text">
      <style:paragraph-properties fo:margin-top="0in" fo:margin-bottom="0in" fo:line-height="140%" fo:orphans="2" fo:widows="2" fo:background-color="transparent">
        <style:background-image/>
      </style:paragraph-properties>
      <style:text-properties fo:font-variant="normal" fo:text-transform="none" fo:color="#37474f" style:font-name="Arial" fo:font-size="10.5pt" fo:letter-spacing="normal" fo:font-style="normal" fo:font-weight="normal" style:font-size-asian="10.5pt" style:font-size-complex="10.5pt"/>
    </style:style>
    <style:style style:name="P66" style:family="paragraph" style:parent-style-name="Preformatted_20_Text">
      <style:paragraph-properties fo:margin-top="0in" fo:margin-bottom="0in" fo:line-height="140%" fo:orphans="2" fo:widows="2" fo:background-color="transparent">
        <style:background-image/>
      </style:paragraph-properties>
      <style:text-properties fo:font-variant="normal" fo:text-transform="none" fo:color="#111111" style:font-name="Arial" fo:font-size="10.5pt" fo:letter-spacing="normal" fo:font-style="normal" fo:font-weight="normal" style:font-size-asian="10.5pt" style:font-size-complex="10.5pt"/>
    </style:style>
    <style:style style:name="P67" style:family="paragraph" style:parent-style-name="Preformatted_20_Text">
      <style:paragraph-properties fo:margin-top="0in" fo:margin-bottom="0in" fo:line-height="140%" fo:orphans="2" fo:widows="2" fo:background-color="transparent">
        <style:background-image/>
      </style:paragraph-properties>
    </style:style>
    <style:style style:name="P68" style:family="paragraph" style:parent-style-name="Preformatted_20_Text">
      <style:paragraph-properties fo:margin-top="0in" fo:margin-bottom="0in" fo:line-height="140%" fo:orphans="2" fo:widows="2" fo:background-color="transparent">
        <style:background-image/>
      </style:paragraph-properties>
      <style:text-properties style:font-name="Arial"/>
    </style:style>
    <style:style style:name="P69" style:family="paragraph" style:parent-style-name="Preformatted_20_Text">
      <style:paragraph-properties fo:margin-top="0in" fo:margin-bottom="0in" fo:line-height="140%" fo:orphans="2" fo:widows="2" fo:background-color="transparent">
        <style:background-image/>
      </style:paragraph-properties>
      <style:text-properties style:font-name="Arial" fo:font-size="10.5pt" style:font-size-asian="10.5pt" style:font-size-complex="10.5pt"/>
    </style:style>
    <style:style style:name="P70" style:family="paragraph" style:parent-style-name="Heading_20_1">
      <style:paragraph-properties fo:margin-top="0in" fo:margin-bottom="0in" fo:line-height="140%" fo:orphans="2" fo:widows="2" fo:background-color="transparent">
        <style:background-image/>
      </style:paragraph-properties>
      <style:text-properties fo:font-variant="normal" fo:text-transform="none" fo:color="#37474f" style:font-name="Arial" fo:font-size="10.5pt" fo:letter-spacing="normal" fo:font-style="normal" fo:font-weight="bold" style:font-size-asian="10.5pt" style:font-weight-asian="bold" style:font-size-complex="10.5pt" style:font-weight-complex="bold"/>
    </style:style>
    <style:style style:name="P71" style:family="paragraph" style:parent-style-name="Text_20_body">
      <style:paragraph-properties fo:margin-top="0in" fo:margin-bottom="0in" fo:line-height="140%" fo:orphans="2" fo:widows="2" fo:background-color="transparent">
        <style:background-image/>
      </style:paragraph-properties>
      <style:text-properties fo:font-variant="normal" fo:text-transform="none" fo:color="#37474f" style:font-name="Roboto Mono" fo:font-size="11.25pt" fo:letter-spacing="normal" fo:font-style="normal" fo:font-weight="normal"/>
    </style:style>
    <style:style style:name="P72" style:family="paragraph" style:parent-style-name="Text_20_body">
      <style:paragraph-properties fo:margin-top="0in" fo:margin-bottom="0in" fo:line-height="140%" fo:orphans="2" fo:widows="2" fo:background-color="transparent">
        <style:background-image/>
      </style:paragraph-properties>
      <style:text-properties fo:font-variant="normal" fo:text-transform="none" fo:color="#37474f" style:font-name="Arial" fo:font-size="10.5pt" fo:letter-spacing="normal" fo:font-style="normal" fo:font-weight="bold" style:font-size-asian="10.5pt" style:font-weight-asian="bold" style:font-size-complex="10.5pt" style:font-weight-complex="bold"/>
    </style:style>
    <style:style style:name="P73" style:family="paragraph" style:parent-style-name="Text_20_body">
      <style:paragraph-properties fo:margin-top="0in" fo:margin-bottom="0in" fo:line-height="140%" fo:orphans="2" fo:widows="2" fo:background-color="transparent">
        <style:background-image/>
      </style:paragraph-properties>
      <style:text-properties style:font-name="Arial" fo:font-size="10.5pt" style:font-size-asian="10.5pt" style:font-size-complex="10.5pt"/>
    </style:style>
    <style:style style:name="P74" style:family="paragraph" style:parent-style-name="Preformatted_20_Text">
      <style:paragraph-properties fo:line-height="200%" fo:text-align="start" style:justify-single-word="false" fo:orphans="2" fo:widows="2" fo:background-color="#ffffff" fo:padding="0in" fo:border="none">
        <style:background-image/>
      </style:paragraph-properties>
    </style:style>
    <style:style style:name="P75" style:family="paragraph" style:parent-style-name="Text_20_body">
      <style:paragraph-properties fo:line-height="100%" fo:text-align="start" style:justify-single-word="false"/>
      <style:text-properties fo:font-variant="normal" fo:text-transform="none" fo:color="#000000" style:font-name="Arial" fo:font-size="10.5pt" fo:letter-spacing="normal" fo:font-style="normal" fo:font-weight="normal" fo:background-color="transparent" style:font-name-asian="Arial1" style:font-size-asian="10.5pt" style:font-name-complex="Arial1" style:font-size-complex="10.5pt"/>
    </style:style>
    <style:style style:name="P76" style:family="paragraph" style:parent-style-name="Text_20_body">
      <style:paragraph-properties fo:line-height="100%" fo:text-align="start" style:justify-single-word="false"/>
      <style:text-properties fo:font-variant="normal" fo:text-transform="none" fo:color="#212529" style:font-name="Arial" fo:font-size="10.5pt" fo:letter-spacing="normal" fo:font-style="normal" style:text-underline-style="none" fo:font-weight="normal" style:text-underline-mode="continuous" style:text-overline-mode="continuous" style:text-line-through-mode="continuous" fo:background-color="transparent" style:font-name-asian="Arial1" style:font-size-asian="10.5pt" style:font-weight-asian="normal" style:font-name-complex="Arial1" style:font-size-complex="10.5pt" style:font-weight-complex="normal"/>
    </style:style>
    <style:style style:name="P77" style:family="paragraph" style:parent-style-name="Text_20_body">
      <style:paragraph-properties fo:margin-top="0in" fo:margin-bottom="0.1043in" fo:line-height="150%" fo:text-align="start" style:justify-single-word="false" fo:orphans="2" fo:widows="2" fo:padding="0in" fo:border="none"/>
      <style:text-properties style:font-name="Arial"/>
    </style:style>
    <style:style style:name="P78" style:family="paragraph" style:parent-style-name="Standard">
      <style:paragraph-properties fo:line-height="100%" fo:text-align="start" style:justify-single-word="false"/>
      <style:text-properties fo:color="#0084d1" style:font-name="Arial1" fo:font-size="12pt" fo:font-weight="bold" fo:background-color="transparent" style:font-name-asian="Arial1" style:font-size-asian="12pt" style:font-name-complex="Arial1" style:font-size-complex="12pt"/>
    </style:style>
    <style:style style:name="P79" style:family="paragraph" style:parent-style-name="Standard">
      <style:paragraph-properties fo:line-height="100%" fo:text-align="start" style:justify-single-word="false"/>
      <style:text-properties fo:color="#0084d1" style:font-name="Arial1" fo:font-size="12pt" style:text-underline-style="solid" style:text-underline-width="auto" style:text-underline-color="font-color" fo:font-weight="bold" style:text-underline-mode="continuous" style:text-overline-mode="continuous" style:text-line-through-mode="continuous" fo:background-color="transparent" style:font-name-asian="Arial1" style:font-size-asian="12pt" style:font-weight-asian="bold" style:font-name-complex="Arial1" style:font-size-complex="12pt" style:font-weight-complex="bold"/>
    </style:style>
    <style:style style:name="P80" style:family="paragraph" style:parent-style-name="Standard">
      <style:paragraph-properties fo:line-height="100%" fo:text-align="start" style:justify-single-word="false"/>
      <style:text-properties fo:color="#000000" style:font-name="Arial1" fo:font-size="10.5pt" fo:font-weight="normal" fo:background-color="transparent" style:font-name-asian="Arial1" style:font-size-asian="12pt" style:font-name-complex="Arial1" style:font-size-complex="12pt"/>
    </style:style>
    <style:style style:name="P81" style:family="paragraph" style:parent-style-name="Standard">
      <style:paragraph-properties fo:line-height="100%" fo:text-align="start" style:justify-single-word="false"/>
      <style:text-properties fo:color="#000000" style:font-name="Arial1" fo:font-size="10.5pt" fo:font-weight="normal" fo:background-color="transparent" style:font-name-asian="Arial1" style:font-name-complex="Arial1"/>
    </style:style>
    <style:style style:name="P82" style:family="paragraph" style:parent-style-name="Standard">
      <style:paragraph-properties fo:line-height="100%" fo:text-align="start" style:justify-single-word="false"/>
      <style:text-properties fo:color="#000000" style:font-name="Arial1" fo:font-size="10.5pt" style:text-underline-style="none" fo:font-weight="normal" style:text-underline-mode="continuous" style:text-overline-mode="continuous" style:text-line-through-mode="continuous" fo:background-color="transparent" style:font-name-asian="Arial1" style:font-size-asian="12pt" style:font-weight-asian="normal" style:font-name-complex="Arial1" style:font-size-complex="12pt" style:font-weight-complex="normal"/>
    </style:style>
    <style:style style:name="P83" style:family="paragraph" style:parent-style-name="Standard">
      <style:paragraph-properties fo:line-height="100%" fo:text-align="start" style:justify-single-word="false"/>
      <style:text-properties fo:color="#000000" style:font-name="Arial1" fo:font-size="10.5pt" style:text-underline-style="solid" style:text-underline-width="auto" style:text-underline-color="font-color" fo:font-weight="bold" style:text-underline-mode="continuous" style:text-overline-mode="continuous" style:text-line-through-mode="continuous" fo:background-color="transparent" style:font-name-asian="Arial1" style:font-size-asian="12pt" style:font-weight-asian="bold" style:font-name-complex="Arial1" style:font-size-complex="12pt" style:font-weight-complex="bold"/>
    </style:style>
    <style:style style:name="P84" style:family="paragraph" style:parent-style-name="Standard">
      <style:paragraph-properties fo:line-height="100%" fo:text-align="start" style:justify-single-word="false"/>
      <style:text-properties fo:color="#000000" style:font-name="Arial1" fo:font-size="10.5pt" fo:font-weight="bold" fo:background-color="transparent" style:font-name-asian="Arial1" style:font-size-asian="10.5pt" style:font-name-complex="Arial1" style:font-size-complex="10.5pt"/>
    </style:style>
    <style:style style:name="P85" style:family="paragraph" style:parent-style-name="Standard">
      <style:paragraph-properties fo:line-height="100%" fo:text-align="start" style:justify-single-word="false"/>
      <style:text-properties fo:color="#000000" style:font-name="Arial" fo:font-size="10.5pt" style:text-underline-style="none" fo:font-weight="bold" style:text-underline-mode="continuous" style:text-overline-mode="continuous" style:text-line-through-mode="continuous" fo:background-color="transparent" style:font-name-asian="Arial1" style:font-size-asian="10.5pt" style:font-weight-asian="bold" style:font-name-complex="Arial1" style:font-size-complex="10.5pt" style:font-weight-complex="bold"/>
    </style:style>
    <style:style style:name="P86" style:family="paragraph" style:parent-style-name="Preformatted_20_Text">
      <style:paragraph-properties fo:margin-top="0in" fo:margin-bottom="0in" fo:line-height="140%" fo:orphans="2" fo:widows="2" fo:background-color="transparent">
        <style:background-image/>
      </style:paragraph-properties>
      <style:text-properties fo:font-variant="normal" fo:text-transform="none" fo:color="#37474f" style:font-name="Arial" fo:font-size="11.25pt" fo:letter-spacing="normal" fo:font-style="normal" fo:font-weight="bold" style:font-weight-asian="bold" style:font-weight-complex="bold"/>
    </style:style>
    <style:style style:name="P87" style:family="paragraph" style:parent-style-name="Preformatted_20_Text">
      <style:paragraph-properties fo:margin-top="0in" fo:margin-bottom="0in" fo:line-height="140%" fo:orphans="2" fo:widows="2" fo:background-color="transparent">
        <style:background-image/>
      </style:paragraph-properties>
      <style:text-properties fo:font-variant="normal" fo:text-transform="none" fo:color="#37474f" style:font-name="Arial" fo:font-size="11.25pt" fo:letter-spacing="normal" fo:font-style="normal" fo:font-weight="normal"/>
    </style:style>
    <style:style style:name="P88" style:family="paragraph" style:parent-style-name="Preformatted_20_Text">
      <style:paragraph-properties fo:margin-top="0in" fo:margin-bottom="0in" fo:line-height="140%" fo:text-align="start" style:justify-single-word="false" fo:orphans="2" fo:widows="2" fo:background-color="transparent">
        <style:background-image/>
      </style:paragraph-properties>
      <style:text-properties fo:font-variant="normal" fo:text-transform="none" fo:color="#000000" style:font-name="Arial1" fo:font-size="10.5pt" fo:letter-spacing="normal" fo:font-style="normal" style:text-underline-style="solid" style:text-underline-width="auto" style:text-underline-color="font-color" fo:font-weight="bold" style:text-underline-mode="continuous" style:text-overline-mode="continuous" style:text-line-through-mode="continuous" fo:background-color="transparent" style:font-name-asian="Arial1" style:font-size-asian="12pt" style:font-weight-asian="bold" style:font-name-complex="Arial1" style:font-size-complex="12pt" style:font-weight-complex="bold"/>
    </style:style>
    <style:style style:name="P89" style:family="paragraph" style:parent-style-name="Preformatted_20_Text">
      <style:paragraph-properties fo:line-height="100%" fo:text-align="start" style:justify-single-word="false"/>
      <style:text-properties fo:font-variant="normal" fo:text-transform="none" fo:color="#000000" style:font-name="Arial1" fo:font-size="10.5pt" fo:letter-spacing="normal" fo:font-style="normal" style:text-underline-style="none" fo:font-weight="normal" style:text-underline-mode="continuous" style:text-overline-mode="continuous" style:text-line-through-mode="continuous" fo:background-color="transparent" style:font-name-asian="Arial1" style:font-size-asian="12pt" style:font-weight-asian="normal" style:font-name-complex="Arial1" style:font-size-complex="12pt" style:font-weight-complex="normal"/>
    </style:style>
    <style:style style:name="P90" style:family="paragraph" style:parent-style-name="Preformatted_20_Text">
      <style:paragraph-properties fo:line-height="100%" fo:text-align="start" style:justify-single-word="false"/>
      <style:text-properties fo:font-variant="normal" fo:text-transform="none" fo:color="#000000" style:font-name="Arial1" fo:font-size="10.5pt" fo:letter-spacing="normal" fo:font-style="normal" style:text-underline-style="solid" style:text-underline-width="auto" style:text-underline-color="font-color" fo:font-weight="normal" style:text-underline-mode="continuous" style:text-overline-mode="continuous" style:text-line-through-mode="continuous" fo:background-color="transparent" style:font-name-asian="Arial1" style:font-size-asian="12pt" style:font-weight-asian="bold" style:font-name-complex="Arial1" style:font-size-complex="12pt" style:font-weight-complex="bold"/>
    </style:style>
    <style:style style:name="P91" style:family="paragraph" style:parent-style-name="Text_20_body" style:list-style-name="L1">
      <style:paragraph-properties fo:margin-top="0in" fo:margin-bottom="0.1043in" fo:line-height="150%" fo:text-align="start" style:justify-single-word="false" fo:orphans="2" fo:widows="2" fo:padding="0in" fo:border="none"/>
      <style:text-properties fo:font-variant="normal" fo:text-transform="none" fo:color="#000000" style:font-name="Arial" fo:font-size="10.5pt" fo:letter-spacing="normal" fo:font-style="normal" fo:font-weight="normal" style:font-size-asian="10.5pt" style:font-size-complex="10.5pt"/>
    </style:style>
    <style:style style:name="P92" style:family="paragraph" style:parent-style-name="Text_20_body">
      <style:paragraph-properties fo:margin-top="0in" fo:margin-bottom="0.1043in" fo:line-height="150%" fo:text-align="start" style:justify-single-word="false" fo:orphans="2" fo:widows="2" fo:padding="0in" fo:border="none"/>
      <style:text-properties fo:font-variant="normal" fo:text-transform="none" fo:color="#010101" style:font-name="Arial" fo:font-size="10.5pt" fo:letter-spacing="normal" fo:font-style="normal" fo:font-weight="normal" style:font-size-asian="10.5pt" style:font-size-complex="10.5pt"/>
    </style:style>
    <style:style style:name="T1" style:family="text">
      <style:text-properties fo:color="#000000" style:font-name="Arial1" fo:font-size="10.5pt"/>
    </style:style>
    <style:style style:name="T2" style:family="text">
      <style:text-properties fo:color="#000000" style:font-name="Arial1" fo:font-size="10.5pt" fo:font-weight="normal" fo:background-color="transparent" style:font-name-asian="Arial1" style:font-name-complex="Arial1"/>
    </style:style>
    <style:style style:name="T3" style:family="text">
      <style:text-properties fo:color="#000000" style:font-name="Arial1" fo:font-size="10.5pt" style:text-underline-style="solid" style:text-underline-width="auto" style:text-underline-color="font-color"/>
    </style:style>
    <style:style style:name="T4" style:family="text">
      <style:text-properties fo:color="#000000" style:font-name="Arial1" fo:font-size="10.5pt" style:text-underline-style="solid" style:text-underline-width="auto" style:text-underline-color="font-color" fo:font-weight="normal" style:text-underline-mode="continuous" style:text-overline-mode="continuous" style:text-line-through-mode="continuous" fo:background-color="transparent" style:font-name-asian="Arial1" style:font-name-complex="Arial1"/>
    </style:style>
    <style:style style:name="T5" style:family="text">
      <style:text-properties fo:color="#000000" style:font-name="Arial1" fo:font-size="10.5pt" fo:font-weight="bold" fo:background-color="transparent" style:font-name-asian="Arial1" style:font-name-complex="Arial1"/>
    </style:style>
    <style:style style:name="T6" style:family="text">
      <style:text-properties fo:color="#000000" style:font-name="Arial1" fo:font-size="12pt" fo:font-weight="normal" fo:background-color="transparent" style:font-name-asian="Arial1" style:font-name-complex="Arial1"/>
    </style:style>
    <style:style style:name="T7" style:family="text">
      <style:text-properties fo:color="#000000" style:font-name="Arial1" fo:font-size="9pt" fo:font-weight="normal" fo:background-color="transparent" style:font-name-asian="Arial1" style:font-name-complex="Arial1"/>
    </style:style>
    <style:style style:name="T8" style:family="text">
      <style:text-properties fo:color="#000000" style:font-name="Arial1" fo:font-size="9pt" fo:font-weight="bold" fo:background-color="transparent" style:font-name-asian="Arial1" style:font-name-complex="Arial1"/>
    </style:style>
    <style:style style:name="T9" style:family="text">
      <style:text-properties fo:color="#000000" fo:font-size="10.5pt"/>
    </style:style>
    <style:style style:name="T10" style:family="text">
      <style:text-properties fo:color="#0000ff" style:font-name="Arial1" fo:font-size="12pt" style:text-underline-style="solid" style:text-underline-width="auto" style:text-underline-color="font-color" fo:font-weight="normal" style:text-underline-mode="continuous" style:text-overline-mode="continuous" style:text-line-through-mode="continuous" fo:background-color="transparent" style:font-name-asian="Arial1" style:font-name-complex="Arial1"/>
    </style:style>
    <style:style style:name="T11" style:family="text">
      <style:text-properties fo:color="#dc143c" style:font-name="Consolas" fo:font-size="11.25pt" fo:background-color="#f1f1f1"/>
    </style:style>
    <style:style style:name="T12" style:family="text">
      <style:text-properties fo:font-size="11.25pt" fo:font-style="normal" fo:font-weight="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variant="normal" fo:text-transform="none" style:font-name="Arial" fo:letter-spacing="normal" fo:font-style="normal" style:font-size-asian="10.5pt" style:font-size-complex="10.5pt"/>
    </style:style>
    <style:style style:name="T15" style:family="text">
      <style:text-properties fo:font-variant="normal" fo:text-transform="none" style:font-name="Arial" fo:letter-spacing="normal" fo:font-weight="bold" style:font-size-asian="10.5pt" style:font-size-complex="10.5pt"/>
    </style:style>
    <style:style style:name="T16" style:family="text">
      <style:text-properties fo:font-variant="normal" fo:text-transform="none" style:font-name="Arial" fo:font-size="10.5pt" fo:letter-spacing="normal" fo:font-style="normal" fo:font-weight="normal" style:font-size-asian="10.5pt" style:font-size-complex="10.5pt"/>
    </style:style>
    <style:style style:name="T17" style:family="text">
      <style:text-properties fo:font-variant="normal" fo:text-transform="none" fo:color="#000000" style:font-name="Arial" fo:font-size="10.5pt" fo:letter-spacing="normal" fo:font-style="normal" fo:font-weight="normal" style:font-size-asian="10.5pt" style:font-size-complex="10.5pt"/>
    </style:style>
    <style:style style:name="T18" style:family="text">
      <style:text-properties fo:font-variant="normal" fo:text-transform="none" fo:color="#000000" style:font-name="Arial" fo:font-size="10.5pt" fo:letter-spacing="normal" fo:font-style="normal" fo:font-weight="normal" fo:background-color="transparent" style:font-name-asian="Arial1" style:font-size-asian="10.5pt" style:font-name-complex="Arial1" style:font-size-complex="10.5pt"/>
    </style:style>
    <style:style style:name="T19" style:family="text">
      <style:text-properties fo:font-variant="normal" fo:text-transform="none" fo:color="#000000" style:font-name="Arial" fo:font-size="10.5pt" fo:letter-spacing="normal" fo:font-style="normal" fo:font-weight="normal" fo:background-color="transparent" style:font-name-asian="Arial1" style:font-size-asian="10.5pt" style:font-weight-asian="bold" style:font-name-complex="Arial1" style:font-size-complex="10.5pt" style:font-weight-complex="bold"/>
    </style:style>
    <style:style style:name="T20" style:family="text">
      <style:text-properties fo:font-variant="normal" fo:text-transform="none" fo:color="#000000" style:font-name="Arial" fo:font-size="10.5pt" fo:letter-spacing="normal" fo:font-style="normal" fo:font-weight="bold" style:font-size-asian="10.5pt" style:font-weight-asian="bold" style:font-size-complex="10.5pt" style:font-weight-complex="bold"/>
    </style:style>
    <style:style style:name="T21" style:family="text">
      <style:text-properties fo:font-variant="normal" fo:text-transform="none" fo:color="#000000" style:font-name="Arial" fo:font-size="10.5pt" fo:letter-spacing="normal" fo:font-style="normal" fo:font-weight="bold" fo:background-color="transparent" style:font-name-asian="Arial1" style:font-size-asian="10.5pt" style:font-weight-asian="bold" style:font-name-complex="Arial1" style:font-size-complex="10.5pt" style:font-weight-complex="bold"/>
    </style:style>
    <style:style style:name="T22" style:family="text">
      <style:text-properties fo:font-variant="normal" fo:text-transform="none" fo:color="#000000" style:text-line-through-style="none" style:font-name="Arial" fo:font-size="10.5pt" fo:letter-spacing="normal" fo:font-style="normal" style:text-underline-style="none" fo:font-weight="normal" style:text-blinking="false" style:font-size-asian="10.5pt" style:font-size-complex="10.5pt"/>
    </style:style>
    <style:style style:name="T23" style:family="text">
      <style:text-properties fo:font-variant="normal" fo:text-transform="none" fo:color="#000000" fo:font-size="10.5pt" fo:letter-spacing="normal" fo:font-style="normal" fo:font-weight="normal" style:font-size-asian="10.5pt" style:font-size-complex="10.5pt"/>
    </style:style>
    <style:style style:name="T24" style:family="text">
      <style:text-properties fo:font-variant="normal" fo:text-transform="none" fo:color="#000000" fo:font-size="10.5pt" fo:letter-spacing="normal" fo:font-style="normal" style:font-size-asian="10.5pt" style:font-size-complex="10.5pt"/>
    </style:style>
    <style:style style:name="T25" style:family="text">
      <style:text-properties fo:font-variant="normal" fo:text-transform="none" fo:color="#000000" fo:font-size="10.5pt" fo:letter-spacing="normal" style:font-size-asian="10.5pt" style:font-size-complex="10.5pt"/>
    </style:style>
    <style:style style:name="T26" style:family="text">
      <style:text-properties fo:font-variant="normal" fo:text-transform="none" fo:letter-spacing="normal" fo:font-style="normal"/>
    </style:style>
    <style:style style:name="T27" style:family="text">
      <style:text-properties fo:font-variant="normal" fo:text-transform="none" fo:letter-spacing="normal" fo:font-style="normal" fo:font-weight="normal"/>
    </style:style>
    <style:style style:name="T28" style:family="text">
      <style:text-properties fo:font-variant="normal" fo:text-transform="none" fo:font-size="10.5pt" fo:letter-spacing="normal" fo:background-color="transparent" style:font-name-asian="Arial1" style:font-size-asian="10.5pt" style:font-name-complex="Arial1" style:font-size-complex="10.5pt"/>
    </style:style>
    <style:style style:name="T29" style:family="text">
      <style:text-properties fo:font-variant="normal" fo:text-transform="none" fo:font-size="10.5pt" fo:letter-spacing="normal" fo:font-style="normal" fo:background-color="transparent" style:font-name-asian="Arial1" style:font-size-asian="10.5pt" style:font-name-complex="Arial1" style:font-size-complex="10.5pt"/>
    </style:style>
    <style:style style:name="T30" style:family="text">
      <style:text-properties fo:font-variant="normal" fo:text-transform="none" fo:color="#010101" fo:font-size="10.5pt" fo:letter-spacing="normal" fo:font-style="normal" fo:font-weight="normal"/>
    </style:style>
    <style:style style:name="T31" style:family="text">
      <style:text-properties fo:font-variant="normal" fo:text-transform="none" fo:color="#010101" fo:font-size="10.5pt" fo:letter-spacing="normal" fo:font-style="normal" fo:font-weight="normal" style:font-size-asian="10.5pt" style:font-size-complex="10.5pt"/>
    </style:style>
    <style:style style:name="T32" style:family="text">
      <style:text-properties fo:font-variant="normal" fo:text-transform="none" fo:color="#010101" fo:letter-spacing="normal"/>
    </style:style>
    <style:style style:name="T33" style:family="text">
      <style:text-properties fo:font-variant="normal" fo:text-transform="none" fo:color="#1c1c1c" fo:letter-spacing="normal" fo:font-style="normal"/>
    </style:style>
    <style:style style:name="T34" style:family="text">
      <style:text-properties fo:font-variant="normal" fo:text-transform="none" fo:color="#1c1c1c" fo:letter-spacing="normal" fo:font-style="italic"/>
    </style:style>
    <style:style style:name="T35" style:family="text">
      <style:text-properties fo:font-variant="normal" fo:text-transform="none" fo:color="#1a1a1a" style:font-name="Merriweather" fo:letter-spacing="normal" fo:font-style="normal" style:text-underline-style="none" fo:font-weight="normal" style:text-underline-mode="continuous" style:text-overline-mode="continuous" style:text-line-through-mode="continuous" fo:background-color="transparent" style:font-name-asian="Arial1" style:font-size-asian="10.5pt" style:font-weight-asian="normal" style:font-name-complex="Arial1" style:font-size-complex="10.5pt" style:font-weight-complex="normal"/>
    </style:style>
    <style:style style:name="T36" style:family="text">
      <style:text-properties fo:font-variant="normal" fo:text-transform="none" style:font-name="Roboto" fo:font-size="12.75pt" fo:letter-spacing="normal" fo:font-style="normal" fo:font-weight="normal" style:font-size-asian="10.5pt" style:font-size-complex="10.5pt"/>
    </style:style>
    <style:style style:name="T37" style:family="text">
      <style:text-properties fo:font-variant="normal" fo:text-transform="none" fo:font-size="12.75pt" fo:letter-spacing="normal" fo:font-style="normal"/>
    </style:style>
    <style:style style:name="T38" style:family="text">
      <style:text-properties fo:font-variant="normal" fo:text-transform="none" fo:color="#37474f" fo:letter-spacing="normal"/>
    </style:style>
    <style:style style:name="T39" style:family="text">
      <style:text-properties fo:font-variant="normal" fo:text-transform="none" fo:color="#37474f" fo:letter-spacing="normal" fo:font-style="normal" fo:font-weight="bold" style:font-weight-asian="bold" style:font-weight-complex="bold"/>
    </style:style>
    <style:style style:name="T40" style:family="text">
      <style:text-properties fo:font-variant="normal" fo:text-transform="none" fo:color="#37474f" fo:letter-spacing="normal" fo:font-style="normal" fo:font-weight="normal" style:font-weight-asian="bold" style:font-weight-complex="bold"/>
    </style:style>
    <style:style style:name="T41" style:family="text">
      <style:text-properties fo:font-variant="normal" fo:text-transform="none" fo:color="#37474f" fo:font-size="11.25pt" fo:letter-spacing="normal" fo:font-style="normal" fo:font-weight="normal"/>
    </style:style>
    <style:style style:name="T42" style:family="text">
      <style:text-properties fo:font-variant="normal" fo:text-transform="none" fo:color="#37474f" style:font-name="Roboto Mono" fo:font-size="11.25pt" fo:letter-spacing="normal" fo:font-style="normal" fo:font-weight="normal"/>
    </style:style>
    <style:style style:name="T43" style:family="text">
      <style:text-properties fo:font-variant="normal" fo:text-transform="none" fo:color="#3b78e7" fo:font-size="11.25pt" fo:letter-spacing="normal" fo:font-style="normal" fo:font-weight="normal"/>
    </style:style>
    <style:style style:name="T44" style:family="text">
      <style:text-properties fo:font-variant="normal" fo:text-transform="none" fo:color="#3b78e7" style:font-name="Roboto Mono" fo:font-size="11.25pt" fo:letter-spacing="normal" fo:font-style="normal" fo:font-weight="normal"/>
    </style:style>
    <style:style style:name="T45" style:family="text">
      <style:text-properties fo:font-variant="normal" fo:text-transform="none" fo:color="#24292e" fo:letter-spacing="normal"/>
    </style:style>
    <style:style style:name="T46" style:family="text">
      <style:text-properties fo:font-variant="normal" fo:text-transform="none" fo:color="#24292e" style:font-name="SFMono-Regular" fo:font-size="10.5pt" fo:letter-spacing="normal" fo:font-style="normal" fo:font-weight="normal"/>
    </style:style>
    <style:style style:name="T47" style:family="text">
      <style:text-properties fo:font-variant="normal" fo:text-transform="none" fo:color="#0084d1" fo:letter-spacing="normal"/>
    </style:style>
    <style:style style:name="T48" style:family="text">
      <style:text-properties fo:font-variant="normal" fo:text-transform="none" fo:color="#0084d1" style:font-name="SFMono-Regular" fo:font-size="10.5pt" fo:letter-spacing="normal" fo:font-style="normal" fo:font-weight="normal"/>
    </style:style>
    <style:style style:name="T49" style:family="text">
      <style:text-properties fo:font-variant="normal" fo:text-transform="none" fo:color="#3e61a2" fo:font-size="11.25pt" fo:letter-spacing="normal" fo:font-style="normal" fo:font-weight="normal"/>
    </style:style>
    <style:style style:name="T50" style:family="text">
      <style:text-properties fo:font-variant="normal" fo:text-transform="none" fo:color="#0d904f" fo:font-size="11.25pt" fo:letter-spacing="normal" fo:font-style="normal" fo:font-weight="normal"/>
    </style:style>
    <style:style style:name="T51" style:family="text">
      <style:text-properties fo:font-variant="normal" fo:text-transform="none" style:font-name="Open Sans" fo:font-size="13.5pt" fo:letter-spacing="normal" fo:font-style="normal" fo:font-weight="normal"/>
    </style:style>
    <style:style style:name="T52" style:family="text">
      <style:text-properties fo:font-variant="normal" fo:text-transform="none" fo:font-size="13.5pt" fo:letter-spacing="normal" fo:font-style="normal" fo:font-weight="normal"/>
    </style:style>
    <style:style style:name="T53" style:family="text">
      <style:text-properties style:font-name="Arial" fo:font-weight="bold" style:font-size-asian="10.5pt" style:font-size-complex="10.5pt"/>
    </style:style>
    <style:style style:name="T54" style:family="text">
      <style:text-properties style:font-name="Arial" fo:font-size="10.5pt" style:font-size-asian="10.5pt" style:font-size-complex="10.5pt"/>
    </style:style>
    <style:style style:name="T55" style:family="text">
      <style:text-properties style:font-name="Arial" fo:font-size="10.5pt" fo:font-weight="normal" style:font-size-asian="10.5pt" style:font-size-complex="10.5pt"/>
    </style:style>
    <style:style style:name="T56" style:family="text">
      <style:text-properties fo:font-weight="bold" style:font-weight-asian="bold" style:font-weight-complex="bold"/>
    </style:style>
    <style:style style:name="T57" style:family="text">
      <style:text-properties style:font-name="Arial1" style:text-underline-style="solid" style:text-underline-width="auto" style:text-underline-color="font-color" style:text-underline-mode="continuous" style:text-overline-mode="continuous" style:text-line-through-mode="continuous" fo:background-color="transparent" style:font-name-asian="Arial1" style:font-name-complex="Arial1"/>
    </style:style>
    <style:style style:name="T58" style:family="text">
      <style:text-properties style:font-name="Arial1" fo:background-color="transparent" style:font-name-asian="Arial1" style:font-name-complex="Arial1"/>
    </style:style>
    <style:style style:name="T59" style:family="text">
      <style:text-properties fo:color="#0084d1"/>
    </style:style>
    <style:style style:name="T60" style:family="text">
      <style:text-properties fo:color="#0084d1" style:font-name="Arial1" fo:font-size="12pt" fo:font-weight="bold" fo:background-color="transparent" style:font-name-asian="Arial1" style:font-size-asian="12pt" style:font-name-complex="Arial1" style:font-size-complex="12pt"/>
    </style:style>
    <style:style style:name="T61" style:family="text">
      <style:text-properties fo:color="#0084d1" style:font-name="Arial1" fo:font-size="12pt" fo:font-weight="normal" fo:background-color="transparent" style:font-name-asian="Arial1" style:font-size-asian="12pt" style:font-name-complex="Arial1" style:font-size-complex="12pt"/>
    </style:style>
    <style:style style:name="T62" style:family="text">
      <style:text-properties fo:color="#0084d1" style:font-name="Arial1" style:text-underline-style="none" style:text-underline-mode="continuous" style:text-overline-mode="continuous" style:text-line-through-mode="continuous" fo:background-color="transparent" style:font-name-asian="Arial1" style:font-size-asian="10.5pt" style:font-weight-asian="normal" style:font-name-complex="Arial1" style:font-size-complex="10.5pt" style:font-weight-complex="normal"/>
    </style:style>
    <style:style style:name="T63" style:family="text">
      <style:text-properties fo:background-color="transparent" style:font-name-asian="Arial1" style:font-name-complex="Arial1"/>
    </style:style>
    <style:style style:name="T64" style:family="text">
      <style:text-properties fo:color="#010101"/>
    </style:style>
    <style:style style:name="T65" style:family="text">
      <style:text-properties fo:color="#3b78e7"/>
    </style:style>
    <style:style style:name="T66" style:family="text">
      <style:text-properties fo:color="#3b78e7" style:font-name="Arial1" fo:font-size="10.5pt" style:text-underline-style="solid" style:text-underline-width="auto" style:text-underline-color="font-color"/>
    </style:style>
    <style:style style:name="T67" style:family="text">
      <style:text-properties fo:color="#3b78e7" style:font-name="Roboto Mono" fo:font-size="11.25pt" fo:font-style="normal" fo:font-weight="normal"/>
    </style:style>
    <style:style style:name="T68" style:family="text">
      <style:text-properties fo:color="#3b78e7" fo:font-size="10.5pt"/>
    </style:style>
    <style:style style:name="T69" style:family="text">
      <style:text-properties fo:color="#3b78e7" fo:font-size="11.25pt" fo:font-style="normal" fo:font-weight="normal"/>
    </style:style>
    <style:style style:name="T70" style:family="text">
      <style:text-properties fo:color="#c2185b"/>
    </style:style>
    <style:style style:name="T71" style:family="text">
      <style:text-properties fo:color="#c2185b" style:font-name="Arial1" fo:font-size="10.5pt" style:text-underline-style="solid" style:text-underline-width="auto" style:text-underline-color="font-color"/>
    </style:style>
    <style:style style:name="T72" style:family="text">
      <style:text-properties fo:color="#c2185b" fo:font-size="10.5pt"/>
    </style:style>
    <style:style style:name="T73" style:family="text">
      <style:text-properties style:font-name="Roboto Mono" fo:font-size="11.25pt" fo:font-style="normal" fo:font-weight="normal"/>
    </style:style>
    <style:style style:name="T74" style:family="text">
      <style:text-properties fo:color="#e74c3c"/>
    </style:style>
    <style:style style:name="T75" style:family="text">
      <style:text-properties fo:color="#e74c3c" style:font-name="Roboto Mono" fo:font-size="11.25pt" fo:font-style="normal" fo:font-weight="normal"/>
    </style:style>
    <style:style style:name="T76" style:family="text">
      <style:text-properties fo:color="#e74c3c" fo:font-size="11.25pt" fo:font-style="normal" fo:font-weight="normal"/>
    </style:style>
    <style:style style:name="T77" style:family="text">
      <style:text-properties fo:color="#0d904f"/>
    </style:style>
    <style:style style:name="T78" style:family="text">
      <style:text-properties fo:color="#0d904f" style:font-name="Roboto Mono" fo:font-size="11.25pt" fo:font-style="normal" fo:font-weight="normal"/>
    </style:style>
    <style:style style:name="T79" style:family="text">
      <style:text-properties fo:color="#0d904f" fo:font-size="11.25pt" fo:font-style="normal" fo:font-weight="normal"/>
    </style:style>
    <style:style style:name="T80" style:family="text">
      <style:text-properties fo:color="#795da3"/>
    </style:style>
    <style:style style:name="T81" style:family="text">
      <style:text-properties fo:color="#183691"/>
    </style:style>
    <style:style style:name="T82" style:family="text">
      <style:text-properties fo:color="#c5000b"/>
    </style:style>
    <style:style style:name="T83" style:family="text">
      <style:text-properties fo:color="#3e61a2" fo:font-size="11.25pt"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P3 - Python funciones</text:p>
      <text:p text:style-name="P4">Nota: los ejemplo deben ser de IDE no de trabajos en consolas</text:p>
      <text:p text:style-name="P6">Por favor dar un concepto de los siguientes términos:</text:p>
      <text:p text:style-name="P18"/>
      <text:p text:style-name="P4">"Una función es una porción o bloque de código reutilizable que se encarga de realizar una determinada tarea."</text:p>
      <text:p text:style-name="P15"/>
      <text:p text:style-name="P20">Funciones en Python. </text:p>
      <text:p text:style-name="P80"/>
      <text:p text:style-name="P4">¿Cual es el propósito de estas?</text:p>
      <text:p text:style-name="P41"/>
      <text:p text:style-name="P48">El proposito principal es poder reutilizar y almacenar pequeños subprogramas que puedan ir usandose durante el programa cada vez que queramos llamarlos por separados.</text:p>
      <text:p text:style-name="P35"/>
      <text:p text:style-name="P48">De esta forma podemos decir que nos da las sigueintes ventajas:</text:p>
      <text:p text:style-name="P35"/>
      <text:p text:style-name="P51"><text:span text:style-name="Strong_20_Emphasis"><text:span text:style-name="T21">-modularización</text:span></text:span><text:span text:style-name="T21">: </text:span><text:span text:style-name="T18">permite segmentar un programa complejo en una serie de partes o módulos más simples, facilitando así la programación y el depurado.</text:span></text:p>
      <text:p text:style-name="P51"><text:span text:style-name="Strong_20_Emphasis"><text:span text:style-name="T19">-</text:span></text:span><text:span text:style-name="Strong_20_Emphasis"><text:span text:style-name="T20">reutilización</text:span></text:span><text:span text:style-name="T20">: </text:span><text:span text:style-name="T17">permite reutilizar una misma función en distintos programas.</text:span></text:p>
      <text:p text:style-name="P55"><text:span text:style-name="T17">Python dispone de una serie de </text:span><text:a xlink:type="simple" xlink:href="https://entrenamiento-python-basico.readthedocs.io/es/latest/leccion5/funciones_integradas.html#python-fun-builtins" text:style-name="Internet_20_link" text:visited-style-name="Visited_20_Internet_20_Link"><text:span text:style-name="Emphasis"><text:span text:style-name="T22">funciones integradas</text:span></text:span></text:a><text:span text:style-name="T17"> al lenguaje, y también permite crear funciones definidas por el usuario para ser usadas en su propios programas.</text:span></text:p>
      <text:p text:style-name="P20">Define la sentencia def</text:p>
      <text:p text:style-name="P17"/>
      <text:p text:style-name="P4">La sentencia def es una definición de función usada para crear objetos funciones definidas por el usuario. Es una palabra reservada por python para declarar las funciones.</text:p>
      <text:p text:style-name="P4"/>
      <text:p text:style-name="P4"><text:span text:style-name="T14">Debe seguirle el nombre de la función en el ejemplo anterior </text:span><text:span text:style-name="Source_20_Text"><text:span text:style-name="T14">hola()</text:span></text:span><text:span text:style-name="T15"> </text:span><text:span text:style-name="T14">y la lista de parámetros formales entre paréntesis. Las sentencias que forman el cuerpo de la función empiezan en la línea siguiente, y deben estar indentado.</text:span><text:span text:style-name="T53"> </text:span></text:p>
      <text:p text:style-name="P4"/>
      <text:p text:style-name="P20">funciones:</text:p>
      <text:p text:style-name="P4"/>
      <text:p text:style-name="P4">Una funcion es un bloque de codigo que solo corre cuando es llamado durante el programa, se puede pasarle datos, como parametros dentro de una funcion, y las funciones tambien pueden retornar un resultado.</text:p>
      <text:p text:style-name="P4"/>
      <text:p text:style-name="P10">existen 4 tipos diferentes de funciones:</text:p>
      <text:p text:style-name="P4"/>
      <text:p text:style-name="P4">-Función que no tiene argumentos y que no retorna datos.</text:p>
      <text:p text:style-name="P4">-Función que no tiene argumentos y que reorna un datos.</text:p>
      <text:p text:style-name="P4">-Función con argumentos y que no retorna datos.</text:p>
      <text:p text:style-name="P4">Funcion con argumentos y que retorna datos.</text:p>
      <text:p text:style-name="P8"/>
      <text:p text:style-name="P20">encabezado:</text:p>
      <text:p text:style-name="P8"/>
      <text:p text:style-name="P4">Las funciones se componen de <text:s/>un encabezado y un cuerpo. El encabezado incluye el nombre de la funcion y nos dice, que tipo de datos espera recibir, osea los parametros a incluir, y el tipo de dato que va a ser retornado al llamado de la funcion.</text:p>
      <text:p text:style-name="P8"/>
      <text:p text:style-name="P8"/>
      <text:p text:style-name="P20"><text:soft-page-break/>cuerpo:</text:p>
      <text:p text:style-name="P8"/>
      <text:p text:style-name="P4">El cuerpo consiste de una secuencia de sentencias sangradas las misma distancia a partir del inicio del encabezado. El sangrado usual usado en la comunidad Python es de 4 espacios. Una sentencia que ejecuta una función. Está compuesta por el nombre de la función más una lista de argumentos encerrados entre paréntesis.</text:p>
      <text:p text:style-name="P18"/>
      <text:p text:style-name="P20">sintaxis:</text:p>
      <text:p text:style-name="P16"/>
      <text:p text:style-name="P4">En Python, la definición de funciones se realiza mediante la instrucción def más un nombre de función descriptivo -para el cuál, aplican las mismas reglas que para el nombre de las variables- seguido de paréntesis de apertura y cierre. Como toda estructura de control en Python, la definición de la función finaliza con dos puntos (:) y el algoritmo que la compone, irá identado con 4 espacios:</text:p>
      <text:p text:style-name="P8"/>
      <text:p text:style-name="P8">def mi_funcion(): </text:p>
      <text:p text:style-name="P8"/>
      <text:p text:style-name="P8"><text:s text:c="4"/># aquí el algoritmo</text:p>
      <text:p text:style-name="P9"/>
      <text:p text:style-name="P11">Una función, no es ejecutada hasta tanto no sea invocada. Para invocar una función, simplemente se la llama por su nombre:</text:p>
      <text:p text:style-name="P8"/>
      <text:p text:style-name="P8">def mi_funcion(): </text:p>
      <text:p text:style-name="P8"><text:s text:c="4"/>print "Hola Mundo" </text:p>
      <text:p text:style-name="P8"/>
      <text:p text:style-name="P1"><text:span text:style-name="T5">funcion() <text:s/># </text:span><text:span text:style-name="T2">llamado a la funcion</text:span></text:p>
      <text:p text:style-name="P8"/>
      <text:p text:style-name="P4">La declaración return ,es lo que sale de una función, el dato ya analizado por la funcion, y lo recibe la linea de codigo que llama a la funcion, aunque esta devolucion puede ser opcional, una declaración de retorno sin argumentos es lo mismo que void en java, y en C y no devuelve nada.</text:p>
      <text:p text:style-name="P4"/>
      <text:p text:style-name="P4">def functionname( parameters ):</text:p>
      <text:p text:style-name="P4"><text:s text:c="3"/>"function_docstring"</text:p>
      <text:p text:style-name="P4"><text:s text:c="3"/>function_suite</text:p>
      <text:p text:style-name="P4"><text:s text:c="3"/>return [expression]</text:p>
      <text:p text:style-name="P8"><text:s/></text:p>
      <text:p text:style-name="P20">ámbitos:</text:p>
      <text:p text:style-name="P8"/>
      <text:p text:style-name="P4">En cualquier lenguaje de programación de alto nivel, toda variable está definida dentro de un ámbito. Esto es, los sitios en los que la variable tiene sentido y dónde se puede utilizar.</text:p>
      <text:p text:style-name="P4"/>
      <text:p text:style-name="P4">Los parámetros y variables definidos dentro de una función tienen un ámbito local, local a la propia función. Por tanto, estos parámetros y variables no pueden ser utilizados fuera de la función porque no serían reconocidos.</text:p>
      <text:p text:style-name="P14"/>
      <text:p text:style-name="P14">- Una variable creada dentro de una funcion esta solo disponible dentro de esa función.</text:p>
      <text:p text:style-name="P14">- Una variable local, puede ser accedida <text:s/>desde una función dentro de la funcion.</text:p>
      <text:p text:style-name="P14">-Una variable creada fuera de una funcion es global y puede ser usada por cualquier otra.</text:p>
      <text:p text:style-name="P14">-La función imprimirá la x local, y luego el código imprimirá la x global.</text:p>
      <text:p text:style-name="P8"/>
      <text:p text:style-name="P18"/>
      <text:p text:style-name="P20">parámetros y argumentos</text:p>
      <text:p text:style-name="P4"/>
      <text:p text:style-name="P4">Existen dos tipos de argumentos en Python: los convencionales y aquellos que están sujetos a un nombre específico, generalmente identificados como args (arguments) y kwargs (keyword arguments), respectivamente.</text:p>
      <text:p text:style-name="P4"><text:soft-page-break/></text:p>
      <text:p text:style-name="P4"><text:span text:style-name="T56">Un parametro:</text:span>es la variable que esta listada dentro del parentesis en la definicion de una funcion.</text:p>
      <text:p text:style-name="P4"><text:span text:style-name="T13">Un argumento: </text:span>es el valor que es enviado a la funcion cuando es llamada.</text:p>
      <text:p text:style-name="P18"/>
      <text:p text:style-name="P18"/>
      <text:p text:style-name="P22">Datos:</text:p>
      <text:p text:style-name="P6"/>
      <text:p text:style-name="P12">Python acepta los sigueintes tipo de datos, por lo tanto podemos usar cualquiera de este tipo de datos dentro de los argumentos o parametros de las funciones.</text:p>
      <text:p text:style-name="P13"/>
      <table:table table:name="Tabla1" table:style-name="Tabla1">
        <table:table-column table:style-name="Tabla1.A"/>
        <table:table-column table:style-name="Tabla1.B"/>
        <table:table-row>
          <table:table-cell table:style-name="Tabla1.A1" office:value-type="string">
            <text:p text:style-name="P56">Text Type:</text:p>
          </table:table-cell>
          <table:table-cell table:style-name="Tabla1.A1" office:value-type="string">
            <text:p text:style-name="P56"><text:span text:style-name="Source_20_Text"><text:span text:style-name="T11">str</text:span></text:span></text:p>
          </table:table-cell>
        </table:table-row>
        <table:table-row>
          <table:table-cell table:style-name="Tabla1.A1" office:value-type="string">
            <text:p text:style-name="P56">Numeric Types:</text:p>
          </table:table-cell>
          <table:table-cell table:style-name="Tabla1.A1" office:value-type="string">
            <text:p text:style-name="P56"><text:span text:style-name="Source_20_Text"><text:span text:style-name="T11">int</text:span></text:span>, <text:span text:style-name="Source_20_Text"><text:span text:style-name="T11">float</text:span></text:span>, <text:span text:style-name="Source_20_Text"><text:span text:style-name="T11">complex</text:span></text:span></text:p>
          </table:table-cell>
        </table:table-row>
        <table:table-row>
          <table:table-cell table:style-name="Tabla1.A1" office:value-type="string">
            <text:p text:style-name="P56">Sequence Types:</text:p>
          </table:table-cell>
          <table:table-cell table:style-name="Tabla1.A1" office:value-type="string">
            <text:p text:style-name="P56"><text:span text:style-name="Source_20_Text"><text:span text:style-name="T11">list</text:span></text:span>, <text:span text:style-name="Source_20_Text"><text:span text:style-name="T11">tuple</text:span></text:span>, <text:span text:style-name="Source_20_Text"><text:span text:style-name="T11">range</text:span></text:span></text:p>
          </table:table-cell>
        </table:table-row>
        <table:table-row>
          <table:table-cell table:style-name="Tabla1.A1" office:value-type="string">
            <text:p text:style-name="P56">Mapping Type:</text:p>
          </table:table-cell>
          <table:table-cell table:style-name="Tabla1.A1" office:value-type="string">
            <text:p text:style-name="P56"><text:span text:style-name="Source_20_Text"><text:span text:style-name="T11">dict</text:span></text:span></text:p>
          </table:table-cell>
        </table:table-row>
        <table:table-row>
          <table:table-cell table:style-name="Tabla1.A1" office:value-type="string">
            <text:p text:style-name="P56">Set Types:</text:p>
          </table:table-cell>
          <table:table-cell table:style-name="Tabla1.A1" office:value-type="string">
            <text:p text:style-name="P56"><text:span text:style-name="Source_20_Text"><text:span text:style-name="T11">set</text:span></text:span>, <text:span text:style-name="Source_20_Text"><text:span text:style-name="T11">frozenset</text:span></text:span></text:p>
          </table:table-cell>
        </table:table-row>
        <table:table-row>
          <table:table-cell table:style-name="Tabla1.A1" office:value-type="string">
            <text:p text:style-name="P56">Boolean Type:</text:p>
          </table:table-cell>
          <table:table-cell table:style-name="Tabla1.A1" office:value-type="string">
            <text:p text:style-name="P56"><text:span text:style-name="Source_20_Text"><text:span text:style-name="T11">bool</text:span></text:span></text:p>
          </table:table-cell>
        </table:table-row>
        <table:table-row>
          <table:table-cell table:style-name="Tabla1.A1" office:value-type="string">
            <text:p text:style-name="P56">Binary Types:</text:p>
          </table:table-cell>
          <table:table-cell table:style-name="Tabla1.A1" office:value-type="string">
            <text:p text:style-name="P56"><text:span text:style-name="Source_20_Text"><text:span text:style-name="T11">bytes</text:span></text:span>, <text:span text:style-name="Source_20_Text"><text:span text:style-name="T11">bytearray</text:span></text:span>, <text:span text:style-name="Source_20_Text"><text:span text:style-name="T11">memoryview</text:span></text:span></text:p>
          </table:table-cell>
        </table:table-row>
      </table:table>
      <text:p text:style-name="P18"/>
      <text:p text:style-name="P24">Parámetros</text:p>
      <text:p text:style-name="P4">Orden de los parámetros</text:p>
      <text:p text:style-name="P4"/>
      <text:p text:style-name="P4">Un parámetro es un valor que la función espera recibir cuando sea llamada (invocada), a fin de ejecutar acciones en base al mismo. Una función puede esperar uno o más parámetros (que irán separados por una coma) o ninguno.</text:p>
      <text:p text:style-name="P4"/>
      <text:p text:style-name="P4">def mi_funcion(nombre, apellido): </text:p>
      <text:p text:style-name="P4"><text:s text:c="4"/># algoritmo</text:p>
      <text:p text:style-name="P4">Los parámetros, se indican entre los paréntesis, a modo de variables, a fin de poder utilizarlos como tales, dentro de la misma función.</text:p>
      <text:p text:style-name="P4"/>
      <text:p text:style-name="P4">Los parámetros que una función espera, serán utilizados por ésta, dentro de su algoritmo, a modo de variables de ámbito local. Es decir, que los parámetros serán variables locales, a las cuáles solo la función podrá acceder.</text:p>
      <text:p text:style-name="P4"/>
      <text:p text:style-name="P4"/>
      <text:p text:style-name="P75">-al llamar a una función los valores de los argumentos se asignan en el mismo orden en el que se pasan al invocar a dicha función.</text:p>
      <text:list xml:id="list2560654390201876628" text:style-name="L1">
        <text:list-header>
          <text:p text:style-name="P91">-Los parámetros opcionales se indican con el operador ‘=’, tienen un valor por defecto y siempre  se definen después de los parámetros obligatorios.</text:p>
          <text:p text:style-name="P91">-Se puede modificar el orden de los argumentos con el que se invoca a una función si se indica el nombre de los parámetros. Los parámetros con nombre siempre aparecen después de los posicionales.</text:p>
        </text:list-header>
      </text:list>
      <text:p text:style-name="P92">Cuando enviamos parámetros a una función, damos por hecho que el primer valor siempre va al primer parámetro, el segundo valor con el segundo parámetro, y así con todo los que haya, pero esto es algo que podemos cambiar gracias a Python. </text:p>
      <text:p text:style-name="P77"><text:soft-page-break/><text:span text:style-name="T31">Al momento de llamar a la función, explícitamente le estamos diciendo que parámetro va a tomar que valor</text:span><text:span text:style-name="T31">, </text:span><text:span text:style-name="T32"> </text:span><text:span text:style-name="T30">no es necesario seguir el orden de los parámetros en la función, pueden enviar los parámetros en el orden que deseen pero siempre poniendo explícitamente el nombre del parámetro.</text:span><text:span text:style-name="T64"> </text:span><text:span text:style-name="T23"><text:s/></text:span></text:p>
      <text:p text:style-name="P4"><text:span text:style-name="T59">Def</text:span> sumar (num1, num2 =20) :</text:p>
      <text:p text:style-name="P4"><text:tab/><text:span text:style-name="T59">print </text:span>(num1)</text:p>
      <text:p text:style-name="P4"><text:tab/><text:span text:style-name="T59">print </text:span>(numr2)</text:p>
      <text:p text:style-name="P4"><text:tab/><text:span text:style-name="T59">print</text:span> (num1 + num2)</text:p>
      <text:p text:style-name="P4"/>
      <text:p text:style-name="P4">sumar ( num2=10, num1=15) # aca en el llamado a la funcion agregamos de forma explicita el nombre de la variable, y de esta forma podemos alterar el orden de impresion que queramos.</text:p>
      <text:p text:style-name="P26"/>
      <text:p text:style-name="P21">Listas como parámetro por posición y nombre</text:p>
      <text:p text:style-name="P21"/>
      <text:p text:style-name="P4"><text:span text:style-name="T59">Def </text:span>sumar (num1, num2 =20) :</text:p>
      <text:p text:style-name="P4"><text:tab/><text:span text:style-name="T59">print</text:span> (num1)</text:p>
      <text:p text:style-name="P4"><text:tab/><text:span text:style-name="T59">print</text:span> (numr2)</text:p>
      <text:p text:style-name="P4"><text:tab/><text:span text:style-name="T59">print </text:span>(num1 + num2)</text:p>
      <text:p text:style-name="P4"/>
      <text:p text:style-name="P7">sumar ( [ 4, 5] ) # de esta forma podemos pasar una lista como parametros a la función.</text:p>
      <text:p text:style-name="P7"/>
      <text:p text:style-name="P4"/>
      <text:p text:style-name="P23">Argumentos determinados</text:p>
      <text:p text:style-name="P23"/>
      <text:p text:style-name="P85"><text:span text:style-name="T27">Un argumento predeterminado es un argumento que asume un valor predeterminado si no se proporciona un valor en la llamada a la función para ese argumento. </text:span> </text:p>
      <text:p text:style-name="P23"/>
      <text:p text:style-name="P76">En Python, también es posible, asignar valores por defecto a los parámetros de las funciones. Esto significa, que la función podrá ser llamada con menos argumentos de los que espera:</text:p>
      <text:p text:style-name="P50"><text:span text:style-name="T59">def</text:span> <text:span text:style-name="T80">saludar</text:span>(nombre, mensaje=<text:span text:style-name="T81">'Hola'</text:span>): </text:p>
      <text:p text:style-name="P74"><text:span text:style-name="T45"><text:s text:c="3"/></text:span><text:span text:style-name="T47"><text:s/></text:span><text:span text:style-name="T48">print</text:span><text:span text:style-name="T46"> mensaje, nombre </text:span></text:p>
      <text:p text:style-name="P47"><text:span text:style-name="T26">saludar</text:span><text:span text:style-name="T33">(</text:span><text:span text:style-name="T34">“jose”) # esto imprime en consola</text:span></text:p>
      <text:p text:style-name="P47"><text:span text:style-name="Strong_20_Emphasis"><text:span text:style-name="T35">Los argumentos por defecto deben figurar siempre después de los requeridos</text:span></text:span><text:span text:style-name="T62"> </text:span></text:p>
      <text:p text:style-name="P23">Argumentos indeterminados</text:p>
      <text:p text:style-name="P23"/>
      <text:p text:style-name="P32"><text:span text:style-name="T37">Quizá en alguna ocasión no sabemos de antemano cuantos elementos vamos a enviar a una función. En estos casos podemos utilizar los parámetros indeterminados por posición y por nombre.</text:span> </text:p>
      <text:p text:style-name="P32"/>
      <text:p text:style-name="P23"/>
      <text:p text:style-name="P1"><text:span text:style-name="T2"><text:tab/></text:span><text:span text:style-name="T4">Por posición</text:span><text:span text:style-name="T2"> - tipo tupla, definiendo el parámetro con un asterisco, para recibir los parámetro</text:span></text:p>
      <text:p text:style-name="P32"><text:span text:style-name="T1"><text:tab/></text:span><text:span text:style-name="T3">Por nombre</text:span><text:span text:style-name="T1"> - tipo Diccionarios, definiendo el parámetro con dos asterisco, para recibir un número indeterminado de parámetros por nombre (clave-valor o en inglés keyword args)</text:span></text:p>
      <text:p text:style-name="P82"/>
      <text:p text:style-name="P82">ejemplos:</text:p>
      <text:p text:style-name="P82"><text:soft-page-break/></text:p>
      <text:p text:style-name="P33"><text:span text:style-name="T3">Por nombre</text:span><text:span text:style-name="T1">:</text:span></text:p>
      <text:p text:style-name="P82"/>
      <text:p text:style-name="P82"/>
      <text:p text:style-name="P58"><text:span text:style-name="T68">def</text:span><text:span text:style-name="T9"> </text:span><text:span text:style-name="T72">indeterminados_nombre</text:span><text:span text:style-name="T9">(**kwargs):</text:span></text:p>
      <text:p text:style-name="P68"><text:span text:style-name="T38"><text:s text:c="4"/></text:span><text:span text:style-name="T43">print</text:span><text:span text:style-name="T41">(kwargs)</text:span></text:p>
      <text:p text:style-name="P63">indeterminados_nombre(n=<text:span text:style-name="T74">5</text:span>, c=<text:span text:style-name="T77">"Hola"</text:span>, l=[<text:span text:style-name="T74">1</text:span>,<text:span text:style-name="T74">2</text:span>,<text:span text:style-name="T74">3</text:span>,<text:span text:style-name="T74">4</text:span>,<text:span text:style-name="T74">5</text:span>]) </text:p>
      <text:p text:style-name="P61"/>
      <text:p text:style-name="P86">Imprime lo siguiente en consola</text:p>
      <text:p text:style-name="P89">{'n': 5, 'c': 'Hola', 'l': [1, 2, 3, 4, 5]}</text:p>
      <text:p text:style-name="P82"/>
      <text:p text:style-name="P32"/>
      <text:p text:style-name="P32"/>
      <text:p text:style-name="P83">Por posición:</text:p>
      <text:p text:style-name="P83"/>
      <text:p text:style-name="P57"><text:span text:style-name="T66">def</text:span><text:span text:style-name="T3"> </text:span><text:span text:style-name="T71">indeterminados_posicion</text:span><text:span text:style-name="T3">(*args):</text:span></text:p>
      <text:p text:style-name="P60"><text:s text:c="4"/><text:span text:style-name="T67">for</text:span><text:span text:style-name="T73"> arg in args:</text:span></text:p>
      <text:p text:style-name="P67"><text:span text:style-name="T38"><text:s text:c="8"/></text:span><text:span text:style-name="T44">print</text:span><text:span text:style-name="T42">(arg)</text:span></text:p>
      <text:p text:style-name="P61">indeterminados_posicion(<text:span text:style-name="T74">5</text:span>,<text:span text:style-name="T77">"Hola"</text:span>,[<text:span text:style-name="T74">1</text:span>,<text:span text:style-name="T74">2</text:span>,<text:span text:style-name="T74">3</text:span>,<text:span text:style-name="T74">4</text:span>,<text:span text:style-name="T74">5</text:span>])</text:p>
      <text:p text:style-name="P86">Imprime lo siguiente en consola</text:p>
      <text:p text:style-name="P57">5</text:p>
      <text:p text:style-name="P61">Hola</text:p>
      <text:p text:style-name="P61">[1, 2, 3, 4, 5]</text:p>
      <text:p text:style-name="P33"/>
      <text:p text:style-name="P83">Por posición y nombre</text:p>
      <text:p text:style-name="P83"/>
      <text:p text:style-name="P57"><text:span text:style-name="T66">def</text:span><text:span text:style-name="T3"> </text:span><text:span text:style-name="T71">super_funcion</text:span><text:span text:style-name="T3">(*args,**kwargs):</text:span></text:p>
      <text:p text:style-name="P60"><text:s text:c="4"/><text:span text:style-name="T73">total = </text:span><text:span text:style-name="T75">0</text:span></text:p>
      <text:p text:style-name="P60"><text:s text:c="4"/><text:span text:style-name="T67">for</text:span><text:span text:style-name="T73"> arg in args:</text:span></text:p>
      <text:p text:style-name="P60"><text:s text:c="8"/><text:span text:style-name="T73">total += arg</text:span></text:p>
      <text:p text:style-name="P60"><text:s text:c="4"/><text:span text:style-name="T67">print</text:span><text:span text:style-name="T73">(</text:span><text:span text:style-name="T78">"sumatorio =&gt; "</text:span><text:span text:style-name="T73">, total)</text:span></text:p>
      <text:p text:style-name="P60"><text:s text:c="4"/><text:span text:style-name="T67">for</text:span><text:span text:style-name="T73"> kwarg in kwargs:</text:span></text:p>
      <text:p text:style-name="P60"><text:s text:c="8"/><text:span text:style-name="T67">print</text:span><text:span text:style-name="T73">(kwarg, </text:span><text:span text:style-name="T78">"=&gt;"</text:span><text:span text:style-name="T73">, kwargs[kwarg])</text:span></text:p>
      <text:p text:style-name="P67"/>
      <text:p text:style-name="P61">super_funcion(<text:span text:style-name="T74">10</text:span>, <text:span text:style-name="T74">50</text:span>, -<text:span text:style-name="T74">1</text:span>, <text:span text:style-name="T74">1.56</text:span>, <text:span text:style-name="T74">10</text:span>, <text:span text:style-name="T74">20</text:span>, <text:span text:style-name="T74">300</text:span>, nombre=<text:span text:style-name="T77">"Hector"</text:span>, edad=<text:span text:style-name="T74">27</text:span>)</text:p>
      <text:p text:style-name="P61"/>
      <text:p text:style-name="P88">Imprime lo siguiente en consola</text:p>
      <text:p text:style-name="P90">sumatorio =&gt; 390.56</text:p>
      <text:p text:style-name="P61">nombre =&gt; Hector</text:p>
      <text:p text:style-name="P61">edad =&gt; 27</text:p>
      <text:p text:style-name="P61"/>
      <text:p text:style-name="P33"><text:span text:style-name="T23">Los nombres </text:span><text:span text:style-name="Strong_20_Emphasis"><text:span text:style-name="T24">args</text:span></text:span><text:span text:style-name="T25"> </text:span><text:span text:style-name="T23">y </text:span><text:span text:style-name="Strong_20_Emphasis"><text:span text:style-name="T24">kwargs</text:span></text:span><text:span text:style-name="T25"> </text:span><text:span text:style-name="T23">no son obligatorios, pero se suelen utilizar por convención.</text:span><text:span text:style-name="T3"> </text:span></text:p>
      <text:p text:style-name="P21"/>
      <text:p text:style-name="P21"/>
      <text:p text:style-name="P21"><text:soft-page-break/></text:p>
      <text:p text:style-name="P24">Sentencia return</text:p>
      <text:p text:style-name="P35">Retorno determinados</text:p>
      <text:p text:style-name="P35">Retorno múltiples</text:p>
      <text:p text:style-name="P1"><text:span text:style-name="T4">datos:</text:span><text:span text:style-name="T2"> </text:span></text:p>
      <text:p text:style-name="P4">Tengan en cuenta que en Python, las funciones son objetos.</text:p>
      <text:p text:style-name="P8"/>
      <text:p text:style-name="P8">Cuando una función, haga un retorno de datos, éstos, pueden ser asignados a una variable:</text:p>
      <text:p text:style-name="P4"/>
      <text:p text:style-name="P4">def funcion(): </text:p>
      <text:p text:style-name="P4"><text:s text:c="4"/>return "Hola Mundo" </text:p>
      <text:p text:style-name="P4"/>
      <text:p text:style-name="P4">frase = funcion() </text:p>
      <text:p text:style-name="P4">print frase</text:p>
      <text:p text:style-name="P21"/>
      <text:p text:style-name="P21"/>
      <text:p text:style-name="P28"><text:span text:style-name="T58">Da un ejemplo con </text:span><text:span text:style-name="T57">dir</text:span><text:span text:style-name="T58"> </text:span></text:p>
      <text:p text:style-name="P84"/>
      <text:p text:style-name="P29"><text:span text:style-name="T28"> </text:span><text:span text:style-name="T29">Esta función devuelve una lista ordenada alfabéticamente de los métodos y propiedades de algún objeto. </text:span><text:span text:style-name="T63"> </text:span></text:p>
      <text:p text:style-name="P8"/>
      <text:p text:style-name="P27">class Person:</text:p>
      <text:p text:style-name="P4"/>
      <text:p text:style-name="P4"><text:s text:c="2"/>name = "Noslen"</text:p>
      <text:p text:style-name="P4"><text:s text:c="2"/>age = 37</text:p>
      <text:p text:style-name="P4"><text:s text:c="2"/>country = "Argentina"</text:p>
      <text:p text:style-name="P4"/>
      <text:p text:style-name="P4"><text:span text:style-name="T59">print</text:span>(dir(Person))</text:p>
      <text:p text:style-name="P8"/>
      <text:p text:style-name="P8"/>
      <text:p text:style-name="P8">imprime esto:</text:p>
      <text:p text:style-name="P8"/>
      <text:p text:style-name="P4">['__class__', '__delattr__', '__dict__', '__dir__', '__doc__', '__eq__', '__format__', '__ge__', '__getattribute__', '__gt__', '__hash__', '__init__', '__init_subclass__', '__le__', '__lt__', '__module__', '__ne__', '__new__', '__reduce__', '__reduce_ex__', '__repr__', '__setattr__', '__sizeof__', '__str__', '__subclasshook__', '__weakref__', 'age', 'country', 'name']</text:p>
      <text:p text:style-name="P18"/>
      <text:p text:style-name="P18"/>
      <text:p text:style-name="P21"/>
      <text:p text:style-name="P28"><text:span text:style-name="T58">Explica el ejemplo de </text:span><text:span text:style-name="T57">help</text:span><text:span text:style-name="T58"> y modifícalo</text:span></text:p>
      <text:p text:style-name="P8"/>
      <text:p text:style-name="P8"/>
      <text:p text:style-name="P35">def funcion():</text:p>
      <text:p text:style-name="P34"><text:span text:style-name="T6"><text:s text:c="4"/></text:span><text:span text:style-name="T2">'''Esto es un mensaje que debería explicar que hace la función.'''</text:span></text:p>
      <text:p text:style-name="P34"><text:span text:style-name="T6"><text:s text:c="4"/></text:span><text:span text:style-name="T2">print( 'esto es una minimicrofuncion sin imaginación')</text:span></text:p>
      <text:p text:style-name="P41"/>
      <text:p text:style-name="P35">help(funcion)</text:p>
      <text:p text:style-name="P35"/>
      <text:p text:style-name="P35"/>
      <text:p text:style-name="P34"><text:span text:style-name="T2">la funcion help () de python <text:s/>nos permite llamar a la documentacion de python, </text:span><text:span text:style-name="T16">Invoca el menú de ayuda del intérprete de Python</text:span><text:span text:style-name="T36">,</text:span><text:span text:style-name="T2"> para ayuda en funciones, modulos, etc.</text:span></text:p>
      <text:p text:style-name="P35"/>
      <text:p text:style-name="P35">Si no le pasamos un argumento, el sistema interactivo de ayuda se abrira en la consola, y si el argumenteo es un tipo de dato string, entonces la funcion help buscara el nombre del modulo, y la ayuda sera impresa en consola.</text:p>
      <text:p text:style-name="P35"><text:soft-page-break/>y si el argumento es cualquier otro objecto, se generara una pagina con la ayuda sobre el objeto,</text:p>
      <text:p text:style-name="P35"/>
      <text:p text:style-name="P35"/>
      <text:p text:style-name="P44">ejemplo:</text:p>
      <text:p text:style-name="P35"/>
      <text:p text:style-name="P35">help(print) #ejecutamos la funcionn help pasandole como argumento la funcion <text:s/>print ()</text:p>
      <text:p text:style-name="P35"/>
      <text:p text:style-name="P35"/>
      <text:p text:style-name="P35">Help on built-in function print in module builtins:</text:p>
      <text:p text:style-name="P35"/>
      <text:p text:style-name="P35">print(...)</text:p>
      <text:p text:style-name="P35"><text:s text:c="4"/>print(value, ..., sep=' ', end='\n', file=sys.stdout, flush=False)</text:p>
      <text:p text:style-name="P35"><text:s text:c="4"/></text:p>
      <text:p text:style-name="P35"><text:s text:c="4"/>Prints the values to a stream, or to sys.stdout by default.</text:p>
      <text:p text:style-name="P35"><text:s text:c="4"/>Optional keyword arguments:</text:p>
      <text:p text:style-name="P35"><text:s text:c="4"/>file: <text:s/>a file-like object (stream); defaults to the current sys.stdout.</text:p>
      <text:p text:style-name="P35"><text:s text:c="4"/>sep: <text:s text:c="2"/>string inserted between values, default a space.</text:p>
      <text:p text:style-name="P35"><text:s text:c="4"/>end: <text:s text:c="2"/>string appended after the last value, default a newline.</text:p>
      <text:p text:style-name="P35"><text:s text:c="4"/>flush: whether to forcibly flush the stream.</text:p>
      <text:p text:style-name="P35"/>
      <text:p text:style-name="P35"/>
      <text:p text:style-name="P18"/>
      <text:p text:style-name="P18"/>
      <text:p text:style-name="P4">Python permite llamar a una función de manera dinámica, en forma de funciones nativas: </text:p>
      <text:p text:style-name="P4"/>
      <text:p text:style-name="P20">locals() y globals().</text:p>
      <text:p text:style-name="P20"/>
      <text:p text:style-name="P4">Tu definición de ambas y un ejemplo</text:p>
      <text:p text:style-name="P4"/>
      <text:p text:style-name="P4">Las variables que están definidas dentro de un cuerpo de función tienen un alcance local, y las definidas afuera tienen un alcance global.</text:p>
      <text:p text:style-name="P4"/>
      <text:p text:style-name="P4">Esto significa que solo se puede acceder a las variables locales dentro de la función en la que están declaradas, mientras que todas las funciones pueden acceder a las variables globales a través del cuerpo del programa. Cuando llama a una función, las variables declaradas dentro de ella se ponen en alcance. </text:p>
      <text:p text:style-name="P4"/>
      <text:p text:style-name="P4">ejemplo:</text:p>
      <text:p text:style-name="P4"/>
      <text:p text:style-name="P4"/>
      <text:p text:style-name="P4">total = 0; # Esta es una variable global.</text:p>
      <text:p text:style-name="P4"/>
      <text:p text:style-name="P4"># La definición de la función está aquí</text:p>
      <text:p text:style-name="P4"><text:span text:style-name="T59">def </text:span>suma (num1 num2):</text:p>
      <text:p text:style-name="P4"/>
      <text:p text:style-name="P4"><text:s text:c="3"/># Agrega ambos parámetros y devuélvelos ".</text:p>
      <text:p text:style-name="P1"><text:span text:style-name="T2"><text:s text:c="3"/>total = </text:span><text:span text:style-name="T2">num1</text:span><text:span text:style-name="T2"> + </text:span><text:span text:style-name="T2">num2</text:span><text:span text:style-name="T2">; # Aquí el total es variable local.</text:span></text:p>
      <text:p text:style-name="P4"><text:s text:c="3"/><text:span text:style-name="T59">print </text:span>"Dentro de la función total local:", total</text:p>
      <text:p text:style-name="P4"><text:s text:c="2"/><text:span text:style-name="T59"><text:s/>return</text:span> total</text:p>
      <text:p text:style-name="P4"/>
      <text:p text:style-name="P4"># Aca llamamos a la funcion y le asignamos 2 parametros</text:p>
      <text:p text:style-name="P4">suma (10, 20);</text:p>
      <text:p text:style-name="P4"><text:span text:style-name="T59">print </text:span>"Fuera de la función total global:", total</text:p>
      <text:p text:style-name="P4"/>
      <text:p text:style-name="P4">Cuando se ejecuta el codigo el resultado seira asi:</text:p>
      <text:p text:style-name="P4"/>
      <text:p text:style-name="P1"><text:soft-page-break/><text:span text:style-name="T2">Dentro de la funcion total local</text:span><text:span text:style-name="T2"> = 30</text:span></text:p>
      <text:p text:style-name="P4">afuera de la funcion total global = 0</text:p>
      <text:p text:style-name="P4"/>
      <text:p text:style-name="P4"/>
      <text:p text:style-name="P4"/>
      <text:p text:style-name="P25"/>
      <text:p text:style-name="P20">Funciones recursividad, funciones anidadas y closures. </text:p>
      <text:p text:style-name="P18"/>
      <text:p text:style-name="P6">Funciones recursivas</text:p>
      <text:p text:style-name="P6"/>
      <text:p text:style-name="P35">Es una función puede llamarse a si misma, <text:s/>o aquellas funciones que en su algoritmo, hacen referencia sí misma. El uso de la recursión es una técnica útil en programación para resolver algunos problemas en sustitución de los métodos iterativos ( for o while). </text:p>
      <text:p text:style-name="P35">~~~~~~~~~~~~~~~~~~~~~~~~~~~~</text:p>
      <text:p text:style-name="P40">def factorial(n):</text:p>
      <text:p text:style-name="P40"><text:s text:c="4"/>if n == 0:</text:p>
      <text:p text:style-name="P40"><text:s text:c="8"/>return 1</text:p>
      <text:p text:style-name="P40"><text:s text:c="4"/>else:</text:p>
      <text:p text:style-name="P40"><text:s text:c="8"/>return n*factorial(n-1)#esta función se auto ejecuta 50 veces hasta n==0</text:p>
      <text:p text:style-name="P40">print(factorial(50))</text:p>
      <text:p text:style-name="P35">~~~~~~~~~~~~~~~~~~~~~~~~~~~~</text:p>
      <text:p text:style-name="P35">La recursión debe usarse con precaución pues puede serncostosa en tiempo computacional especialmente si cada llamada genera más de una llamada a la misma función.</text:p>
      <text:p text:style-name="P35">Los lenguajes de programación tienen un límite máximo para las llamadas recursivas.</text:p>
      <text:p text:style-name="P41"/>
      <text:p text:style-name="P38">Tu ejemplo de recursividad: </text:p>
      <text:p text:style-name="P41"/>
      <text:p text:style-name="P38"/>
      <text:p text:style-name="P36"><text:span text:style-name="T59">def</text:span> mostrarLista (lista, index):</text:p>
      <text:p text:style-name="P36"/>
      <text:p text:style-name="P36"><text:tab/><text:span text:style-name="T59">if </text:span>index != <text:span text:style-name="T59">len </text:span>(lista):</text:p>
      <text:p text:style-name="P36"><text:tab/><text:tab/><text:span text:style-name="T59">print (</text:span>lista [index])</text:p>
      <text:p text:style-name="P36"><text:tab/><text:tab/></text:p>
      <text:p text:style-name="P36"><text:tab/><text:tab/>mostrarLista (lista, index + 1)</text:p>
      <text:p text:style-name="P36"><text:tab/><text:tab/></text:p>
      <text:p text:style-name="P36"/>
      <text:p text:style-name="P36">hogar= {"casa": "ph", "habitaciones": "2"}<text:tab/><text:tab/></text:p>
      <text:p text:style-name="P36"><text:tab/><text:tab/></text:p>
      <text:p text:style-name="P36">lista= [1,2,3,4,5,(hogar)]<text:tab/><text:tab/></text:p>
      <text:p text:style-name="P36"><text:s/></text:p>
      <text:p text:style-name="P36">mostrarLista (lista, 0)</text:p>
      <text:p text:style-name="P36"><text:tab/><text:tab/></text:p>
      <text:p text:style-name="P38"/>
      <text:p text:style-name="P18"/>
      <text:p text:style-name="P22">Funciones anidadas</text:p>
      <text:p text:style-name="P6"/>
      <text:p text:style-name="P6"/>
      <text:p text:style-name="P35">Aqui podemos ver el ejemplo de una función que recurre a otra para poder trabajar</text:p>
      <text:p text:style-name="P35">~~~~~~~~~~~~~~~~~~~~~~~~~~~~</text:p>
      <text:p text:style-name="P40">def Nunca_dividiras_por_cero(valor_divisor):</text:p>
      <text:p text:style-name="P40"><text:tab/>return valor_divisor &gt;0</text:p>
      <text:p text:style-name="P40">def Dividir(valor_dividendo,valor_divisor):</text:p>
      <text:p text:style-name="P40"><text:tab/>if Nunca_dividiras_por_cero(valor_divisor): #=True</text:p>
      <text:p text:style-name="P40"><text:tab/><text:tab/>return valor_dividendo/valor_divisor</text:p>
      <text:p text:style-name="P40"><text:tab/>else:</text:p>
      <text:p text:style-name="P40"><text:tab/><text:tab/>return("Nunca dividiras por cero")</text:p>
      <text:p text:style-name="P41"/>
      <text:p text:style-name="P40"><text:soft-page-break/>valor_dividendo = int(input("Ingrese un valor a ser dividido :"))</text:p>
      <text:p text:style-name="P40">valor_divisor = int(input("Ingrese un valor a dividir :"))</text:p>
      <text:p text:style-name="P40">print(Dividir(valor_dividendo,valor_divisor))</text:p>
      <text:p text:style-name="P41"/>
      <text:p text:style-name="P34"><text:span text:style-name="T7"><text:tab/><text:tab/><text:tab/><text:tab/></text:span><text:span text:style-name="T8">- <text:s text:c="8"/>o <text:s text:c="10"/>-</text:span></text:p>
      <text:p text:style-name="P41"/>
      <text:p text:style-name="P40">def Dividir(valor_dividendo,valor_divisor):</text:p>
      <text:p text:style-name="P40"><text:tab/>def Nunca_dividiras_por_cero(valor_divisor):</text:p>
      <text:p text:style-name="P40"><text:tab/><text:tab/>return valor_divisor &gt;0</text:p>
      <text:p text:style-name="P40"><text:tab/>if Nunca_dividiras_por_cero(valor_divisor): #=True</text:p>
      <text:p text:style-name="P40"><text:tab/><text:tab/>return valor_dividendo/valor_divisor</text:p>
      <text:p text:style-name="P40"><text:tab/>else:</text:p>
      <text:p text:style-name="P40"><text:tab/><text:tab/>return("Nunca dividiras por cero")</text:p>
      <text:p text:style-name="P41"/>
      <text:p text:style-name="P40">valor_dividendo = int(input("Ingrese un valor a ser dividido :"))</text:p>
      <text:p text:style-name="P40">valor_divisor = int(input("Ingrese un valor a dividir :"))</text:p>
      <text:p text:style-name="P40">print(Dividir(valor_dividendo,valor_divisor))</text:p>
      <text:p text:style-name="P35">~~~~~~~~~~~~~~~~~~~~~~~~~~~~</text:p>
      <text:p text:style-name="P45">Tu ejemplo de anidación: </text:p>
      <text:p text:style-name="P41"/>
      <text:p text:style-name="P41"/>
      <text:p text:style-name="P35"><text:s/>def crear_funcion ():</text:p>
      <text:p text:style-name="P35"><text:tab/></text:p>
      <text:p text:style-name="P35">x = 5</text:p>
      <text:p text:style-name="P35"><text:tab/></text:p>
      <text:p text:style-name="P35"><text:span text:style-name="T59">def</text:span> suma ():</text:p>
      <text:p text:style-name="P35"><text:tab/><text:tab/></text:p>
      <text:p text:style-name="P35"><text:tab/><text:tab/> b = 5</text:p>
      <text:p text:style-name="P35"><text:tab/><text:tab/><text:span text:style-name="T59"> print</text:span> (f"la sumatoria de x + b = {x + b}")</text:p>
      <text:p text:style-name="P35"><text:tab/><text:span text:style-name="T59"> return </text:span>suma</text:p>
      <text:p text:style-name="P35"><text:tab/><text:tab/></text:p>
      <text:p text:style-name="P35"><text:s/>myfunc = crear_funcion ()</text:p>
      <text:p text:style-name="P35"><text:s/>myfunc ()</text:p>
      <text:p text:style-name="P18"/>
      <text:p text:style-name="P22">Funciones closure</text:p>
      <text:p text:style-name="P41"/>
      <text:p text:style-name="P48">Closure son funciones que crea funciones. Cuando el retorno de una función llama a la función anidada.</text:p>
      <text:p text:style-name="P48"/>
      <text:p text:style-name="P48">Un closure es entonces, una función que define otra función y la retorna al ser invocado. </text:p>
      <text:p text:style-name="P35">~~~~~~~~~~~~~~~~~~~~~~~~~~~~</text:p>
      <text:p text:style-name="P40">def sumador(n):</text:p>
      <text:p text:style-name="P40"><text:s text:c="4"/>def sumar_mas(x):</text:p>
      <text:p text:style-name="P40"><text:s text:c="8"/>return n + x</text:p>
      <text:p text:style-name="P40"><text:s text:c="4"/>return sumar_mas<text:tab/># el regreso de la función sumador es la llamada a sumar_mas</text:p>
      <text:p text:style-name="P41"/>
      <text:p text:style-name="P41"/>
      <text:p text:style-name="P40">valor_agregado_5 = sumador(5)</text:p>
      <text:p text:style-name="P40">print(valor_agregado_5(10))#SALIDA: 15</text:p>
      <text:p text:style-name="P41"/>
      <text:p text:style-name="P40">valor_agregado_6 = sumador(6)</text:p>
      <text:p text:style-name="P40">print(valor_agregado_6(10))#SALIDA: 16</text:p>
      <text:p text:style-name="P35">~~~~~~~~~~~~~~~~~~~~~~~~~~~~</text:p>
      <text:p text:style-name="P35">Closure es la técnica de utilizar los valores de los parámetros exteriores a una función dentro de una función dinámica.</text:p>
      <text:p text:style-name="P41"/>
      <text:p text:style-name="P41"/>
      <text:p text:style-name="P41"/>
      <text:p text:style-name="P41"/>
      <text:p text:style-name="P41"><text:soft-page-break/></text:p>
      <text:p text:style-name="P41"/>
      <text:p text:style-name="P39">Tu ejemplo de closure: </text:p>
      <text:p text:style-name="P41"/>
      <text:p text:style-name="P35"><text:span text:style-name="T59">def </text:span>crear_funcion (num_uno, num_dos):</text:p>
      <text:p text:style-name="P35"><text:tab/></text:p>
      <text:p text:style-name="P35"><text:tab/><text:tab/><text:span text:style-name="T59">def </text:span>validacion ():</text:p>
      <text:p text:style-name="P35"><text:tab/><text:tab/><text:tab/><text:span text:style-name="T59">if</text:span> <text:s/>num_uno &gt; 0 and num_dos &gt; 0:</text:p>
      <text:p text:style-name="P35"><text:tab/><text:tab/><text:tab/><text:tab/>print ("el numero es mayor a cero")</text:p>
      <text:p text:style-name="P35"><text:tab/><text:tab/><text:tab/><text:span text:style-name="T59">else:</text:span></text:p>
      <text:p text:style-name="P35"><text:tab/><text:tab/><text:tab/><text:tab/>print ("el numero es menor a cero")</text:p>
      <text:p text:style-name="P35"><text:tab/><text:tab/><text:span text:style-name="T59">return</text:span> validacion</text:p>
      <text:p text:style-name="P35"><text:tab/></text:p>
      <text:p text:style-name="P35"><text:tab/><text:tab/></text:p>
      <text:p text:style-name="P35">funcion2 = crear_funcion (10, 5)</text:p>
      <text:p text:style-name="P35">funcion3 = crear_funcion (-2, -5)</text:p>
      <text:p text:style-name="P35">funcion2 ()</text:p>
      <text:p text:style-name="P35">funcion3 ()</text:p>
      <text:p text:style-name="P35">print (funcion2, funcion3)</text:p>
      <text:p text:style-name="P41"/>
      <text:p text:style-name="P25"/>
      <text:p text:style-name="P25"/>
      <text:p text:style-name="P1"><text:span text:style-name="T60">Tu definición de Funciones de orden superior</text:span><text:span text:style-name="T61"> </text:span><text:span text:style-name="T2">Da un ejemplo de cada una.</text:span></text:p>
      <text:p text:style-name="P18"/>
      <text:p text:style-name="P22">Funciones decoradores. </text:p>
      <text:p text:style-name="P18"/>
      <text:p text:style-name="P4">Un decorador es una función que recibe como argumento otra función y su salida es otra (s) funciones</text:p>
      <text:p text:style-name="P35">~~~~~~~~~~~~~~~~~~~~~~~~~~~~</text:p>
      <text:p text:style-name="P37">def decorador(consulto_base):</text:p>
      <text:p text:style-name="P37"><text:tab/>def crea_vinculo():#función_que_crea_el_proceso_de_consulta_a_base_de_datos</text:p>
      <text:p text:style-name="P37"><text:tab/><text:tab/>print("abro base de datos")#abro base de datos</text:p>
      <text:p text:style-name="P37"><text:tab/><text:tab/>consulto_base()</text:p>
      <text:p text:style-name="P37"><text:tab/><text:tab/>print("cierro base de datos")#cierro base de datos</text:p>
      <text:p text:style-name="P37"><text:tab/>return crea_vinculo</text:p>
      <text:p text:style-name="P43"/>
      <text:p text:style-name="P37">@decorador</text:p>
      <text:p text:style-name="P37">def consultar_precios():</text:p>
      <text:p text:style-name="P37"><text:tab/>print("Aqui consulto el precio en la base de datos")</text:p>
      <text:p text:style-name="P43"/>
      <text:p text:style-name="P37">consultar_precios()</text:p>
      <text:p text:style-name="P35">~~~~~~~~~~~~~~~~~~~~~~~~~~~~</text:p>
      <text:p text:style-name="P38">Un decorador solo funciona para mejorar la salida de datos (V/F) ¿porque?</text:p>
      <text:p text:style-name="P42"/>
      <text:p text:style-name="P39">Tu ejemplo de decorador: </text:p>
      <text:p text:style-name="P41"/>
      <text:p text:style-name="P38"># decoradores ejemplo 1----------</text:p>
      <text:p text:style-name="P41"/>
      <text:p text:style-name="P35"><text:span text:style-name="T59">def</text:span> decorator(myfunc ) :</text:p>
      <text:p text:style-name="P35"><text:tab/></text:p>
      <text:p text:style-name="P35"><text:tab/><text:span text:style-name="T59">def</text:span> func_1():</text:p>
      <text:p text:style-name="P35"><text:tab/><text:tab/><text:span text:style-name="T59">return</text:span> myfunc () + 1</text:p>
      <text:p text:style-name="P35"><text:tab/><text:tab/><text:span text:style-name="T59">return </text:span>func_1</text:p>
      <text:p text:style-name="P35"/>
      <text:p text:style-name="P35"/>
      <text:p text:style-name="P35"/>
      <text:p text:style-name="P35"><text:soft-page-break/></text:p>
      <text:p text:style-name="P35"><text:tab/><text:tab/></text:p>
      <text:p text:style-name="P35"><text:span text:style-name="T59">@</text:span>decorator<text:tab/></text:p>
      <text:p text:style-name="P41"/>
      <text:p text:style-name="P35"><text:span text:style-name="T59">def</text:span> data ():</text:p>
      <text:p text:style-name="P35"><text:tab/>return 3</text:p>
      <text:p text:style-name="P35"><text:tab/></text:p>
      <text:p text:style-name="P35">newfunc = decorator (data)</text:p>
      <text:p text:style-name="P35"><text:span text:style-name="T59">print</text:span>( data(), newfunc())</text:p>
      <text:p text:style-name="P41"/>
      <text:p text:style-name="P41"/>
      <text:p text:style-name="P41"/>
      <text:p text:style-name="P38"># decoradores ejemplo <text:s/>2 agregandole argumentos al decorador----------</text:p>
      <text:p text:style-name="P41"/>
      <text:p text:style-name="P35"><text:span text:style-name="T59">def </text:span>decorator_main(is_true) :</text:p>
      <text:p text:style-name="P35"><text:tab/></text:p>
      <text:p text:style-name="P41"/>
      <text:p text:style-name="P35"><text:tab/><text:span text:style-name="T59">def</text:span> decorador (myfunc):</text:p>
      <text:p text:style-name="P35"><text:tab/><text:tab/><text:span text:style-name="T59">def</text:span> before_action ():</text:p>
      <text:p text:style-name="P35"><text:tab/><text:tab/><text:tab/>print ("vamos a ejecutar la funcion")</text:p>
      <text:p text:style-name="P35"><text:tab/><text:tab/><text:tab/><text:tab/></text:p>
      <text:p text:style-name="P35"><text:tab/><text:tab/><text:span text:style-name="T59">def </text:span>after_action ():</text:p>
      <text:p text:style-name="P35"><text:tab/><text:tab/><text:tab/>print ("se ejecuto la funcion")</text:p>
      <text:p text:style-name="P35"><text:tab/><text:tab/><text:tab/><text:tab/><text:tab/></text:p>
      <text:p text:style-name="P35"><text:tab/><text:tab/><text:span text:style-name="T59">def </text:span>new_funtion(*args, **kwargs):</text:p>
      <text:p text:style-name="P35"><text:tab/><text:tab/><text:tab/>if is_true:</text:p>
      <text:p text:style-name="P35"><text:tab/><text:tab/><text:tab/><text:tab/>before_action ()</text:p>
      <text:p text:style-name="P35"><text:tab/><text:tab/><text:tab/>result = myfunc (*args, **kwargs)</text:p>
      <text:p text:style-name="P35"><text:tab/><text:tab/><text:tab/>after_action ()</text:p>
      <text:p text:style-name="P35"><text:tab/><text:tab/><text:span text:style-name="T59"><text:tab/>return result</text:span></text:p>
      <text:p text:style-name="P35"><text:span text:style-name="T59"><text:tab/><text:tab/>return</text:span> new_funtion</text:p>
      <text:p text:style-name="P35"><text:tab/><text:span text:style-name="T59">return </text:span>decorador</text:p>
      <text:p text:style-name="P41"/>
      <text:p text:style-name="P41"/>
      <text:p text:style-name="P35"><text:tab/></text:p>
      <text:p text:style-name="P35"><text:span text:style-name="T59">@</text:span>decorator_main <text:s/>(is_true = True)<text:tab/><text:tab/></text:p>
      <text:p text:style-name="P41"/>
      <text:p text:style-name="P35"><text:span text:style-name="T59">def</text:span> suma(a, b):</text:p>
      <text:p text:style-name="P35"><text:tab/>return <text:s/>a + b</text:p>
      <text:p text:style-name="P41"/>
      <text:p text:style-name="P35">result = <text:s/>suma (5, 4)</text:p>
      <text:p text:style-name="P35"><text:span text:style-name="T59">print </text:span>(result)</text:p>
      <text:p text:style-name="P25"/>
      <text:p text:style-name="P20">Tu definición de: </text:p>
      <text:p text:style-name="P25">Funciones anónimas con lambdas. Da un ejemplo de cada una</text:p>
      <text:p text:style-name="P30"/>
      <text:p text:style-name="P31">son más que una forma de definir una función común y corriente, de una única instrucción de código, en una única línea. Es decir, una función lambda es la forma de definir una función que tradicionalmente podría escribirse de forma común, en una sola línea de código. Pero esto, solo podrá hacerse con aquellas funciones cuyo algoritmo, no posea más de una instrucción. </text:p>
      <text:p text:style-name="P31"/>
      <text:p text:style-name="P31">Una función lambda es una forma de definir una función de una sola instrucción, en una sola línea de código, claro que, con una sintaxis particular: </text:p>
      <text:p text:style-name="P31"/>
      <text:p text:style-name="P31">variable = lambda parametro1, parametro2, parametro9: instrucción a ser retornada </text:p>
      <text:p text:style-name="P30"><text:soft-page-break/></text:p>
      <text:p text:style-name="P31">La llamada a las funciones lambda es idéntica a la de funciones comunes. Es decir, el hecho de ser funciones asignadas a una variable, no significará que éstas se ejecutarán sin ser invocadas. Por el contrario, son funciones que al igual que las funciones comunes, deberán ser invocadas a través de la variable a la cual se las asignado:</text:p>
      <text:p text:style-name="P30"/>
      <text:p text:style-name="P30">ejemplos:</text:p>
      <text:p text:style-name="P30"/>
      <text:p text:style-name="P59"><text:span text:style-name="T65">lambda</text:span> num: num*<text:span text:style-name="T74">2 </text:span><text:span text:style-name="T82"># aca creamos la funcion lambda en una linea de codigo</text:span></text:p>
      <text:p text:style-name="P59">doblar = <text:span text:style-name="T65">lambda</text:span> num: num*<text:span text:style-name="T74">2 </text:span><text:span text:style-name="T82">#almacenamos la funcion en una nueva variable</text:span></text:p>
      <text:p text:style-name="P69"/>
      <text:p text:style-name="P65">doblar(<text:span text:style-name="T74">2</text:span>)<text:span text:style-name="T82"># llamamos la funcion lambda igual como llamamos cualquier otra</text:span> funcion</text:p>
      <text:p text:style-name="P65">print (doblar) #imprime en consola 4</text:p>
      <text:p text:style-name="P66"/>
      <text:p text:style-name="P66">La funcion lambda puede ser usada con otras funciones combinadas como la funcion filter () y la funcion map()</text:p>
      <text:p text:style-name="P66"/>
      <text:h text:style-name="P70" text:outline-level="1">Función filter()</text:h>
      <text:p text:style-name="P72"/>
      <text:p text:style-name="P73"><text:span text:style-name="T39"> </text:span><text:span text:style-name="T40">filter significa filtrar,</text:span><text:span text:style-name="T39"> </text:span><text:span text:style-name="T27">a partir de una lista o iterador y una función condicional, es capaz de devolver una nueva colección con los elementos filtrados que cumplan la condición.</text:span> </text:p>
      <text:p text:style-name="P66"/>
      <text:p text:style-name="P66">otro ejemplo podria ser extraer datos o filtrarlos <text:s/>de una clase que tiene varios objetos, por ejemplo extraer los menores de 18 años.</text:p>
      <text:p text:style-name="P64"><text:span text:style-name="T65">class</text:span> <text:span text:style-name="T70">Persona</text:span>:</text:p>
      <text:p text:style-name="P68"><text:span text:style-name="T43"><text:s text:c="4"/>def</text:span><text:span text:style-name="T41"> __init__(</text:span><text:span text:style-name="T49">self</text:span><text:span text:style-name="T41">, nombre, edad):</text:span></text:p>
      <text:p text:style-name="P62"><text:s text:c="8"/><text:span text:style-name="T83">self</text:span><text:span text:style-name="T12">.nombre = nombre</text:span></text:p>
      <text:p text:style-name="P62"><text:s text:c="8"/><text:span text:style-name="T83">self</text:span><text:span text:style-name="T12">.edad = edad</text:span></text:p>
      <text:p text:style-name="P68"/>
      <text:p text:style-name="P62"><text:s text:c="4"/><text:span text:style-name="T69">def</text:span><text:span text:style-name="T12"> __str__(</text:span><text:span text:style-name="T83">self</text:span><text:span text:style-name="T12">):</text:span></text:p>
      <text:p text:style-name="P68"><text:span text:style-name="T38"><text:s text:c="8"/></text:span><text:span text:style-name="T43">return</text:span><text:span text:style-name="T41"> </text:span><text:span text:style-name="T50">"{} de {} años"</text:span><text:span text:style-name="T41">.format(</text:span><text:span text:style-name="T49">self</text:span><text:span text:style-name="T41">.nombre, </text:span><text:span text:style-name="T49">self</text:span><text:span text:style-name="T41">.edad)</text:span></text:p>
      <text:p text:style-name="P63"/>
      <text:p text:style-name="P63">personas = [</text:p>
      <text:p text:style-name="P62"><text:s text:c="4"/><text:span text:style-name="T12">Persona(</text:span><text:span text:style-name="T79">"Juan"</text:span><text:span text:style-name="T12">, </text:span><text:span text:style-name="T76">35</text:span><text:span text:style-name="T12">),</text:span></text:p>
      <text:p text:style-name="P62"><text:s text:c="4"/><text:span text:style-name="T12">Persona(</text:span><text:span text:style-name="T79">"Marta"</text:span><text:span text:style-name="T12">, </text:span><text:span text:style-name="T76">16</text:span><text:span text:style-name="T12">),</text:span></text:p>
      <text:p text:style-name="P62"><text:s text:c="4"/><text:span text:style-name="T12">Persona(</text:span><text:span text:style-name="T79">"Manuel"</text:span><text:span text:style-name="T12">, </text:span><text:span text:style-name="T76">78</text:span><text:span text:style-name="T12">),</text:span></text:p>
      <text:p text:style-name="P62"><text:s text:c="4"/><text:span text:style-name="T12">Persona(</text:span><text:span text:style-name="T79">"Eduardo"</text:span><text:span text:style-name="T12">, </text:span><text:span text:style-name="T76">12</text:span><text:span text:style-name="T12">)</text:span></text:p>
      <text:p text:style-name="P62"><text:span text:style-name="T12"><text:s text:c="4"/>Persona(</text:span><text:span text:style-name="T79">"jesus"</text:span><text:span text:style-name="T12">, </text:span><text:span text:style-name="T76">10</text:span><text:span text:style-name="T12">)</text:span></text:p>
      <text:p text:style-name="P63">]</text:p>
      <text:p text:style-name="P63"/>
      <text:p text:style-name="P63"/>
      <text:p text:style-name="P63"><text:soft-page-break/>#para hacerlo creamos un objecto con la funcion lambda para hacer la comparación, y luego un for para imprimir el listado.</text:p>
      <text:p text:style-name="P63"/>
      <text:p text:style-name="P63">menores = <text:span text:style-name="T70">filter</text:span>(<text:span text:style-name="T65">lambda</text:span> persona: persona.edad &lt; <text:span text:style-name="T74">18</text:span>, personas)</text:p>
      <text:p text:style-name="P68"/>
      <text:p text:style-name="P63"><text:span text:style-name="T65">for</text:span> menor in menores:</text:p>
      <text:p text:style-name="P62"><text:s text:c="4"/><text:span text:style-name="T69">print</text:span><text:span text:style-name="T12">(menor)</text:span></text:p>
      <text:p text:style-name="P61"/>
      <text:h text:style-name="P70" text:outline-level="1"><text:bookmark text:name="funcion-map"/>Función map()</text:h>
      <text:p text:style-name="P53"><text:span text:style-name="T16">Esta función trabaja de una forma muy similar a </text:span><text:span text:style-name="Strong_20_Emphasis"><text:span text:style-name="T16">filter()</text:span></text:span><text:span text:style-name="T16">, con la diferencia que en lugar de aplicar una condición a un elemento de una lista o secuencia, aplica una función sobre todos los elementos y como resultado se devuelve un iterable de tipo map:</text:span></text:p>
      <text:p text:style-name="P65"/>
      <text:p text:style-name="P71"><text:span text:style-name="T54">La función </text:span><text:span text:style-name="Strong_20_Emphasis"><text:span text:style-name="T55">map()</text:span></text:span><text:span text:style-name="T54"> se utiliza mucho junto a expresiones lambda ya que permite ahorrarnos el esfuerzo de crear bucles for.</text:span></text:p>
      <text:p text:style-name="P52">Además se puede utilizar sobre más de un iterable con la condición que tengan la misma longitud.</text:p>
      <text:p text:style-name="P52">Por ejemplo si queremos multiplicar los números de dos listas:</text:p>
      <text:p text:style-name="P49">a = [<text:span text:style-name="T74">1</text:span>, <text:span text:style-name="T74">2</text:span>, <text:span text:style-name="T74">3</text:span>, <text:span text:style-name="T74">4</text:span>, <text:span text:style-name="T74">5</text:span>]</text:p>
      <text:p text:style-name="P61">b = [<text:span text:style-name="T74">6</text:span>, <text:span text:style-name="T74">7</text:span>, <text:span text:style-name="T74">8</text:span>, <text:span text:style-name="T74">9</text:span>, <text:span text:style-name="T74">10</text:span>]</text:p>
      <text:p text:style-name="P67"/>
      <text:p text:style-name="P61"><text:span text:style-name="T70">list</text:span>( <text:span text:style-name="T70">map</text:span>(<text:span text:style-name="T65">lambda</text:span> x,y : x*y, a,b) )</text:p>
      <text:p text:style-name="P52"/>
      <text:p text:style-name="P52">Aca otro ejemplo con objetos:</text:p>
      <text:p text:style-name="P52">extraemos de la clase persona que contiene esta lista, y le sumamos 1 a la edad.</text:p>
      <text:p text:style-name="P49">personas = [</text:p>
      <text:p text:style-name="P60"><text:s text:c="4"/><text:span text:style-name="T73">Persona(</text:span><text:span text:style-name="T78">"Juan"</text:span><text:span text:style-name="T73">, </text:span><text:span text:style-name="T75">35</text:span><text:span text:style-name="T73">),</text:span></text:p>
      <text:p text:style-name="P60"><text:s text:c="4"/><text:span text:style-name="T73">Persona(</text:span><text:span text:style-name="T78">"Marta"</text:span><text:span text:style-name="T73">, </text:span><text:span text:style-name="T75">16</text:span><text:span text:style-name="T73">),</text:span></text:p>
      <text:p text:style-name="P60"><text:s text:c="4"/><text:span text:style-name="T73">Persona(</text:span><text:span text:style-name="T78">"Manuel"</text:span><text:span text:style-name="T73">, </text:span><text:span text:style-name="T75">78</text:span><text:span text:style-name="T73">),</text:span></text:p>
      <text:p text:style-name="P60"><text:s text:c="4"/><text:span text:style-name="T73">Persona(</text:span><text:span text:style-name="T78">"Eduardo"</text:span><text:span text:style-name="T73">, </text:span><text:span text:style-name="T75">12</text:span><text:span text:style-name="T73">)</text:span></text:p>
      <text:p text:style-name="P61">]</text:p>
      <text:p text:style-name="P67"/>
      <text:p text:style-name="P61">personas = <text:span text:style-name="T70">map</text:span>(<text:span text:style-name="T65">lambda</text:span> p: Persona(p.nombre, p.edad+<text:span text:style-name="T74">1</text:span>), personas)</text:p>
      <text:p text:style-name="P67"/>
      <text:p text:style-name="P61"><text:span text:style-name="T65">for</text:span> persona in personas:</text:p>
      <text:p text:style-name="P60"><text:s text:c="4"/><text:span text:style-name="T67">print</text:span><text:span text:style-name="T73">(persona)</text:span></text:p>
      <text:p text:style-name="P54"/>
      <text:p text:style-name="P18"><text:soft-page-break/></text:p>
      <text:p text:style-name="P4">saludos</text:p>
      <text:p text:style-name="P46">-- </text:p>
      <text:p text:style-name="P2"><text:span text:style-name="T6"><text:s/></text:span><text:span text:style-name="T2">Atte.</text:span></text:p>
      <text:p text:style-name="P5">Noslen Pantaleon</text:p>
      <text:p text:style-name="P5"><text:a xlink:type="simple" xlink:href="https://github.com/noslenPantaleon" text:style-name="Internet_20_link" text:visited-style-name="Visited_20_Internet_20_Link">https://github.com/noslenPantaleon</text:a></text:p>
      <text:p text:style-name="P5"><text:a xlink:type="simple" xlink:href="https://www.behance.net/Frikout" text:style-name="Internet_20_link" text:visited-style-name="Visited_20_Internet_20_Link">https://www.behance.net/Frikout</text:a></text:p>
      <text:p text:style-name="P5">pantaleon.noslen@gmail.com</text:p>
      <text:p text:style-name="P5">+54+11 57385043 (cel)</text:p>
      <text:p text:style-name="P5"/>
      <text:p text:style-name="P19"/>
      <text:p text:style-name="P2"><text:span text:style-name="T2">Este mensaje y sus adjuntos son para uso exclusivo del usuario de la dirección de correo electrónico a quien esta dirigido y podrían contener información confidencial. Si usted hubiese recibido por error este mensaje, por favor informe de tal situación inmediatamente a </text:span><text:a xlink:type="simple" xlink:href="mailto:admin@tnt-lab.com.ar" text:style-name="Internet_20_link" text:visited-style-name="Visited_20_Internet_20_Link"><text:span text:style-name="T10">admin@tnt-lab.com.ar</text:span></text:a><text:span text:style-name="T2"> y elimínelo de su sistema. No lo copie, reproduzca, distribuya ni revele su contenido.No se garantiza la seguridad o la exactitud de las comunicaciones por Internet debido a que la información podría ser interceptada, modificada, perdida, llegar tarde o contener virus. El emisor, por lo tanto, no acepta responsabilidad por errores u omisiones en el texto de este mensaje que surjan a partir de una transmisión por Internet.</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nsolas" svg:font-family="Consolas, 'courier new'"/>
    <style:font-face style:name="Merriweather" svg:font-family="Merriweather, Georgia, serif"/>
    <style:font-face style:name="Open Sans" svg:font-family="'Open Sans', Helvetica, Arial, sans-serif"/>
    <style:font-face style:name="OpenSymbol" svg:font-family="OpenSymbol"/>
    <style:font-face style:name="Roboto Mono" svg:font-family="'Roboto Mono', 'Courier New', Courier, monospace"/>
    <style:font-face style:name="Roboto" svg:font-family="Roboto, 'Helvetica Neue', Helvetica, Arial, sans-serif"/>
    <style:font-face style:name="SFMono-Regular" svg:font-family="SFMono-Regular, Menlo, Monaco, Consolas, 'Liberation Mono', 'Courier New',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Gothic" style:font-size-asian="14pt" style:font-name-complex="Tahoma"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10-04T19:06:40.10</dc:date>
    <dc:creator>noslen pantaleon</dc:creator>
    <meta:editing-duration>PT4H29M2S</meta:editing-duration>
    <meta:editing-cycles>3</meta:editing-cycles>
    <meta:generator>OpenOffice/4.1.7$Win32 OpenOffice.org_project/417m1$Build-9800</meta:generator>
    <meta:document-statistic meta:table-count="1" meta:image-count="0" meta:object-count="0" meta:page-count="14" meta:paragraph-count="396" meta:word-count="3167" meta:character-count="20782"/>
  </office:meta>
</office:document-meta>
</file>